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ponseTeste = </text:p>
      <text:p text:style-name="Standard">{</text:p>
      <text:p text:style-name="Standard"><text:s text:c="2"/>[1,1] = <text:s/>1</text:p>
      <text:p text:style-name="Standard"><text:s text:c="2"/>[1,2] = <text:s/>2</text:p>
      <text:p text:style-name="Standard"><text:s text:c="2"/>[1,3] = <text:s/>2</text:p>
      <text:p text:style-name="Standard"><text:s text:c="2"/>[1,4] = <text:s/>1</text:p>
      <text:p text:style-name="Standard"><text:s text:c="2"/>[1,5] = <text:s/>2</text:p>
      <text:p text:style-name="Standard"><text:s text:c="2"/>[1,6] = <text:s/>3</text:p>
      <text:p text:style-name="Standard"><text:s text:c="2"/>[1,7] = <text:s/>1</text:p>
      <text:p text:style-name="Standard"><text:s text:c="2"/>[1,8] = <text:s/>2</text:p>
      <text:p text:style-name="Standard"><text:s text:c="2"/>[1,9] = <text:s/>3</text:p>
      <text:p text:style-name="Standard"><text:s text:c="2"/>[1,10] = <text:s/>1</text:p>
      <text:p text:style-name="Standard"><text:s text:c="2"/>[1,11] = <text:s/>2</text:p>
      <text:p text:style-name="Standard"><text:s text:c="2"/>[1,12] = <text:s/>3</text:p>
      <text:p text:style-name="Standard"><text:s text:c="2"/>[1,13] = <text:s/>1</text:p>
      <text:p text:style-name="Standard"><text:s text:c="2"/>[1,14] = <text:s/>2</text:p>
      <text:p text:style-name="Standard"><text:s text:c="2"/>[1,15] = <text:s/>3</text:p>
      <text:p text:style-name="Standard"><text:s text:c="2"/>[1,16] = <text:s/>1</text:p>
      <text:p text:style-name="Standard"><text:s text:c="2"/>[1,17] = <text:s/>2</text:p>
      <text:p text:style-name="Standard"><text:s text:c="2"/>[1,18] = <text:s/>2</text:p>
      <text:p text:style-name="Standard"><text:s text:c="2"/>[1,19] = <text:s/>1</text:p>
      <text:p text:style-name="Standard"><text:s text:c="2"/>[1,20] = <text:s/>2</text:p>
      <text:p text:style-name="Standard"><text:s text:c="2"/>[1,21] = <text:s/>2</text:p>
      <text:p text:style-name="Standard"><text:s text:c="2"/>[1,22] = <text:s/>1</text:p>
      <text:p text:style-name="Standard"><text:s text:c="2"/>[1,23] = <text:s/>2</text:p>
      <text:p text:style-name="Standard"><text:s text:c="2"/>[1,24] = <text:s/>3</text:p>
      <text:p text:style-name="Standard"><text:s text:c="2"/>[1,25] = <text:s/>1</text:p>
      <text:p text:style-name="Standard"><text:s text:c="2"/>[1,26] = <text:s/>2</text:p>
      <text:p text:style-name="Standard"><text:s text:c="2"/>[1,27] = <text:s/>3</text:p>
      <text:p text:style-name="Standard"><text:s text:c="2"/>[1,28] = <text:s/>1</text:p>
      <text:p text:style-name="Standard"><text:s text:c="2"/>[1,29] = <text:s/>2</text:p>
      <text:p text:style-name="Standard"><text:s text:c="2"/>[1,30] = <text:s/>3</text:p>
      <text:p text:style-name="Standard"><text:s text:c="2"/>[1,31] = <text:s/>1</text:p>
      <text:p text:style-name="Standard"><text:s text:c="2"/>[1,32] = <text:s/>2</text:p>
      <text:p text:style-name="Standard"><text:s text:c="2"/>[1,33] = <text:s/>2</text:p>
      <text:p text:style-name="Standard"><text:s text:c="2"/>[1,34] = <text:s/>1</text:p>
      <text:p text:style-name="Standard"><text:s text:c="2"/>[1,35] = <text:s/>2</text:p>
      <text:p text:style-name="Standard"><text:s text:c="2"/>[1,36] = <text:s/>2</text:p>
      <text:p text:style-name="Standard"><text:s text:c="2"/>[1,37] = <text:s/>1</text:p>
      <text:p text:style-name="Standard"><text:s text:c="2"/>[1,38] = <text:s/>2</text:p>
      <text:p text:style-name="Standard"><text:s text:c="2"/>[1,39] = <text:s/>3</text:p>
      <text:p text:style-name="Standard"><text:s text:c="2"/>[1,40] = <text:s/>1</text:p>
      <text:p text:style-name="Standard"><text:s text:c="2"/>[1,41] = <text:s/>2</text:p>
      <text:p text:style-name="Standard"><text:s text:c="2"/>[1,42] = <text:s/>3</text:p>
      <text:p text:style-name="Standard"><text:s text:c="2"/>[1,43] = <text:s/>1</text:p>
      <text:p text:style-name="Standard"><text:s text:c="2"/>[1,44] = <text:s/>2</text:p>
      <text:p text:style-name="Standard"><text:s text:c="2"/>[1,45] = <text:s/>3</text:p>
      <text:p text:style-name="Standard"><text:s text:c="2"/>[1,46] = <text:s/>1</text:p>
      <text:p text:style-name="Standard"><text:s text:c="2"/>[1,47] = <text:s/>2</text:p>
      <text:p text:style-name="Standard"><text:s text:c="2"/>[1,48] = <text:s/>3</text:p>
      <text:p text:style-name="Standard"><text:s text:c="2"/>[1,49] = <text:s/>1</text:p>
      <text:p text:style-name="Standard"><text:s text:c="2"/>[1,50] = <text:s/>2</text:p>
      <text:p text:style-name="Standard"><text:soft-page-break/><text:s text:c="2"/>[1,51] = <text:s/>2</text:p>
      <text:p text:style-name="Standard"><text:s text:c="2"/>[1,52] = <text:s/>1</text:p>
      <text:p text:style-name="Standard"><text:s text:c="2"/>[1,53] = <text:s/>2</text:p>
      <text:p text:style-name="Standard"><text:s text:c="2"/>[1,54] = <text:s/>3</text:p>
      <text:p text:style-name="Standard"><text:s text:c="2"/>[1,55] = <text:s/>1</text:p>
      <text:p text:style-name="Standard"><text:s text:c="2"/>[1,56] = <text:s/>2</text:p>
      <text:p text:style-name="Standard"><text:s text:c="2"/>[1,57] = <text:s/>3</text:p>
      <text:p text:style-name="Standard"><text:s text:c="2"/>[1,58] = <text:s/>1</text:p>
      <text:p text:style-name="Standard"><text:s text:c="2"/>[1,59] = <text:s/>2</text:p>
      <text:p text:style-name="Standard"><text:s text:c="2"/>[1,60] = <text:s/>2</text:p>
      <text:p text:style-name="Standard"><text:s text:c="2"/>[1,61] = <text:s/>1</text:p>
      <text:p text:style-name="Standard"><text:s text:c="2"/>[1,62] = <text:s/>2</text:p>
      <text:p text:style-name="Standard"><text:s text:c="2"/>[1,63] = <text:s/>2</text:p>
      <text:p text:style-name="Standard"><text:s text:c="2"/>[1,64] = <text:s/>1</text:p>
      <text:p text:style-name="Standard"><text:s text:c="2"/>[1,65] = <text:s/>2</text:p>
      <text:p text:style-name="Standard"><text:s text:c="2"/>[1,66] = <text:s/>3</text:p>
      <text:p text:style-name="Standard"><text:s text:c="2"/>[1,67] = <text:s/>1</text:p>
      <text:p text:style-name="Standard"><text:s text:c="2"/>[1,68] = <text:s/>2</text:p>
      <text:p text:style-name="Standard"><text:s text:c="2"/>[1,69] = <text:s/>3</text:p>
      <text:p text:style-name="Standard"><text:s text:c="2"/>[1,70] = <text:s/>1</text:p>
      <text:p text:style-name="Standard"><text:s text:c="2"/>[1,71] = <text:s/>2</text:p>
      <text:p text:style-name="Standard"><text:s text:c="2"/>[1,72] = <text:s/>3</text:p>
      <text:p text:style-name="Standard"><text:s text:c="2"/>[1,73] = <text:s/>1</text:p>
      <text:p text:style-name="Standard"><text:s text:c="2"/>[1,74] = <text:s/>2</text:p>
      <text:p text:style-name="Standard"><text:s text:c="2"/>[1,75] = <text:s/>3</text:p>
      <text:p text:style-name="Standard"><text:s text:c="2"/>[1,76] = <text:s/>1</text:p>
      <text:p text:style-name="Standard"><text:s text:c="2"/>[1,77] = <text:s/>2</text:p>
      <text:p text:style-name="Standard"><text:s text:c="2"/>[1,78] = <text:s/>3</text:p>
      <text:p text:style-name="Standard"><text:s text:c="2"/>[1,79] = <text:s/>1</text:p>
      <text:p text:style-name="Standard"><text:s text:c="2"/>[1,80] = <text:s/>2</text:p>
      <text:p text:style-name="Standard"><text:s text:c="2"/>[1,81] = <text:s/>2</text:p>
      <text:p text:style-name="Standard"><text:s text:c="2"/>[1,82] = <text:s/>1</text:p>
      <text:p text:style-name="Standard"><text:s text:c="2"/>[1,83] = <text:s/>2</text:p>
      <text:p text:style-name="Standard"><text:s text:c="2"/>[1,84] = <text:s/>3</text:p>
      <text:p text:style-name="Standard"><text:s text:c="2"/>[1,85] = <text:s/>1</text:p>
      <text:p text:style-name="Standard"><text:s text:c="2"/>[1,86] = <text:s/>2</text:p>
      <text:p text:style-name="Standard"><text:s text:c="2"/>[1,87] = <text:s/>3</text:p>
      <text:p text:style-name="Standard"><text:s text:c="2"/>[1,88] = <text:s/>1</text:p>
      <text:p text:style-name="Standard"><text:s text:c="2"/>[1,89] = <text:s/>2</text:p>
      <text:p text:style-name="Standard"><text:s text:c="2"/>[1,90] = <text:s/>2</text:p>
      <text:p text:style-name="Standard"><text:s text:c="2"/>[1,91] = <text:s/>1</text:p>
      <text:p text:style-name="Standard"><text:s text:c="2"/>[1,92] = <text:s/>2</text:p>
      <text:p text:style-name="Standard"><text:s text:c="2"/>[1,93] = <text:s/>3</text:p>
      <text:p text:style-name="Standard"><text:s text:c="2"/>[1,94] = <text:s/>1</text:p>
      <text:p text:style-name="Standard"><text:s text:c="2"/>[1,95] = <text:s/>2</text:p>
      <text:p text:style-name="Standard"><text:s text:c="2"/>[1,96] = <text:s/>3</text:p>
      <text:p text:style-name="Standard"><text:s text:c="2"/>[1,97] = <text:s/>1</text:p>
      <text:p text:style-name="Standard"><text:s text:c="2"/>[1,98] = <text:s/>2</text:p>
      <text:p text:style-name="Standard"><text:s text:c="2"/>[1,99] = <text:s/>3</text:p>
      <text:p text:style-name="Standard"><text:s text:c="2"/>[1,100] = <text:s/>1</text:p>
      <text:p text:style-name="Standard"><text:s text:c="2"/>[1,101] = <text:s/>2</text:p>
      <text:p text:style-name="Standard"><text:s text:c="2"/>[1,102] = <text:s/>3</text:p>
      <text:p text:style-name="Standard"><text:soft-page-break/><text:s text:c="2"/>[1,103] = <text:s/>1</text:p>
      <text:p text:style-name="Standard"><text:s text:c="2"/>[1,104] = <text:s/>2</text:p>
      <text:p text:style-name="Standard"><text:s text:c="2"/>[1,105] = <text:s/>2</text:p>
      <text:p text:style-name="Standard"><text:s text:c="2"/>[1,106] = <text:s/>1</text:p>
      <text:p text:style-name="Standard"><text:s text:c="2"/>[1,107] = <text:s/>2</text:p>
      <text:p text:style-name="Standard"><text:s text:c="2"/>[1,108] = <text:s/>3</text:p>
      <text:p text:style-name="Standard"><text:s text:c="2"/>[1,109] = <text:s/>1</text:p>
      <text:p text:style-name="Standard"><text:s text:c="2"/>[1,110] = <text:s/>2</text:p>
      <text:p text:style-name="Standard"><text:s text:c="2"/>[1,111] = <text:s/>3</text:p>
      <text:p text:style-name="Standard"><text:s text:c="2"/>[1,112] = <text:s/>1</text:p>
      <text:p text:style-name="Standard"><text:s text:c="2"/>[1,113] = <text:s/>2</text:p>
      <text:p text:style-name="Standard"><text:s text:c="2"/>[1,114] = <text:s/>3</text:p>
      <text:p text:style-name="Standard"><text:s text:c="2"/>[1,115] = <text:s/>1</text:p>
      <text:p text:style-name="Standard"><text:s text:c="2"/>[1,116] = <text:s/>2</text:p>
      <text:p text:style-name="Standard"><text:s text:c="2"/>[1,117] = <text:s/>3</text:p>
      <text:p text:style-name="Standard"><text:s text:c="2"/>[1,118] = <text:s/>1</text:p>
      <text:p text:style-name="Standard"><text:s text:c="2"/>[1,119] = <text:s/>2</text:p>
      <text:p text:style-name="Standard"><text:s text:c="2"/>[1,120] = <text:s/>2</text:p>
      <text:p text:style-name="Standard"><text:s text:c="2"/>[1,121] = <text:s/>1</text:p>
      <text:p text:style-name="Standard"><text:s text:c="2"/>[1,122] = <text:s/>2</text:p>
      <text:p text:style-name="Standard"><text:s text:c="2"/>[1,123] = <text:s/>3</text:p>
      <text:p text:style-name="Standard"><text:s text:c="2"/>[1,124] = <text:s/>1</text:p>
      <text:p text:style-name="Standard"><text:s text:c="2"/>[1,125] = <text:s/>2</text:p>
      <text:p text:style-name="Standard"><text:s text:c="2"/>[1,126] = <text:s/>3</text:p>
      <text:p text:style-name="Standard"><text:s text:c="2"/>[1,127] = <text:s/>1</text:p>
      <text:p text:style-name="Standard"><text:s text:c="2"/>[1,128] = <text:s/>2</text:p>
      <text:p text:style-name="Standard"><text:s text:c="2"/>[1,129] = <text:s/>3</text:p>
      <text:p text:style-name="Standard"><text:s text:c="2"/>[1,130] = <text:s/>1</text:p>
      <text:p text:style-name="Standard"><text:s text:c="2"/>[1,131] = <text:s/>2</text:p>
      <text:p text:style-name="Standard"><text:s text:c="2"/>[1,132] = <text:s/>3</text:p>
      <text:p text:style-name="Standard"><text:s text:c="2"/>[1,133] = <text:s/>1</text:p>
      <text:p text:style-name="Standard"><text:s text:c="2"/>[1,134] = <text:s/>2</text:p>
      <text:p text:style-name="Standard"><text:s text:c="2"/>[1,135] = <text:s/>3</text:p>
      <text:p text:style-name="Standard"><text:s text:c="2"/>[1,136] = <text:s/>1</text:p>
      <text:p text:style-name="Standard"><text:s text:c="2"/>[1,137] = <text:s/>2</text:p>
      <text:p text:style-name="Standard"><text:s text:c="2"/>[1,138] = <text:s/>2</text:p>
      <text:p text:style-name="Standard"><text:s text:c="2"/>[1,139] = <text:s/>1</text:p>
      <text:p text:style-name="Standard"><text:s text:c="2"/>[1,140] = <text:s/>2</text:p>
      <text:p text:style-name="Standard"><text:s text:c="2"/>[1,141] = <text:s/>2</text:p>
      <text:p text:style-name="Standard"><text:s text:c="2"/>[1,142] = <text:s/>1</text:p>
      <text:p text:style-name="Standard"><text:s text:c="2"/>[1,143] = <text:s/>2</text:p>
      <text:p text:style-name="Standard"><text:s text:c="2"/>[1,144] = <text:s/>2</text:p>
      <text:p text:style-name="Standard"><text:s text:c="2"/>[1,145] = <text:s/>1</text:p>
      <text:p text:style-name="Standard"><text:s text:c="2"/>[1,146] = <text:s/>2</text:p>
      <text:p text:style-name="Standard"><text:s text:c="2"/>[1,147] = <text:s/>3</text:p>
      <text:p text:style-name="Standard"><text:s text:c="2"/>[1,148] = <text:s/>1</text:p>
      <text:p text:style-name="Standard"><text:s text:c="2"/>[1,149] = <text:s/>2</text:p>
      <text:p text:style-name="Standard"><text:s text:c="2"/>[1,150] = <text:s/>2</text:p>
      <text:p text:style-name="Standard"><text:s text:c="2"/>[1,151] = <text:s/>1</text:p>
      <text:p text:style-name="Standard"><text:s text:c="2"/>[1,152] = <text:s/>2</text:p>
      <text:p text:style-name="Standard"><text:s text:c="2"/>[1,153] = <text:s/>3</text:p>
      <text:p text:style-name="Standard"><text:s text:c="2"/>[1,154] = <text:s/>1</text:p>
      <text:p text:style-name="Standard"><text:soft-page-break/><text:s text:c="2"/>[1,155] = <text:s/>2</text:p>
      <text:p text:style-name="Standard"><text:s text:c="2"/>[1,156] = <text:s/>3</text:p>
      <text:p text:style-name="Standard"><text:s text:c="2"/>[1,157] = <text:s/>1</text:p>
      <text:p text:style-name="Standard"><text:s text:c="2"/>[1,158] = <text:s/>2</text:p>
      <text:p text:style-name="Standard"><text:s text:c="2"/>[1,159] = <text:s/>3</text:p>
      <text:p text:style-name="Standard"><text:s text:c="2"/>[1,160] = <text:s/>1</text:p>
      <text:p text:style-name="Standard"><text:s text:c="2"/>[1,161] = <text:s/>2</text:p>
      <text:p text:style-name="Standard"><text:s text:c="2"/>[1,162] = <text:s/>3</text:p>
      <text:p text:style-name="Standard"><text:s text:c="2"/>[1,163] = <text:s/>1</text:p>
      <text:p text:style-name="Standard"><text:s text:c="2"/>[1,164] = <text:s/>2</text:p>
      <text:p text:style-name="Standard"><text:s text:c="2"/>[1,165] = <text:s/>3</text:p>
      <text:p text:style-name="Standard"><text:s text:c="2"/>[1,166] = <text:s/>1</text:p>
      <text:p text:style-name="Standard"><text:s text:c="2"/>[1,167] = <text:s/>2</text:p>
      <text:p text:style-name="Standard"><text:s text:c="2"/>[1,168] = <text:s/>3</text:p>
      <text:p text:style-name="Standard"><text:s text:c="2"/>[1,169] = <text:s/>1</text:p>
      <text:p text:style-name="Standard"><text:s text:c="2"/>[1,170] = <text:s/>2</text:p>
      <text:p text:style-name="Standard"><text:s text:c="2"/>[1,171] = <text:s/>3</text:p>
      <text:p text:style-name="Standard"><text:s text:c="2"/>[1,172] = <text:s/>1</text:p>
      <text:p text:style-name="Standard"><text:s text:c="2"/>[1,173] = <text:s/>2</text:p>
      <text:p text:style-name="Standard"><text:s text:c="2"/>[1,174] = <text:s/>3</text:p>
      <text:p text:style-name="Standard"><text:s text:c="2"/>[1,175] = <text:s/>1</text:p>
      <text:p text:style-name="Standard"><text:s text:c="2"/>[1,176] = <text:s/>2</text:p>
      <text:p text:style-name="Standard"><text:s text:c="2"/>[1,177] = <text:s/>3</text:p>
      <text:p text:style-name="Standard"><text:s text:c="2"/>[1,178] = <text:s/>1</text:p>
      <text:p text:style-name="Standard"><text:s text:c="2"/>[1,179] = <text:s/>2</text:p>
      <text:p text:style-name="Standard"><text:s text:c="2"/>[1,180] = <text:s/>3</text:p>
      <text:p text:style-name="Standard"><text:s text:c="2"/>[1,181] = <text:s/>1</text:p>
      <text:p text:style-name="Standard"><text:s text:c="2"/>[1,182] = <text:s/>2</text:p>
      <text:p text:style-name="Standard"><text:s text:c="2"/>[1,183] = <text:s/>3</text:p>
      <text:p text:style-name="Standard"><text:s text:c="2"/>[1,184] = <text:s/>1</text:p>
      <text:p text:style-name="Standard"><text:s text:c="2"/>[1,185] = <text:s/>2</text:p>
      <text:p text:style-name="Standard"><text:s text:c="2"/>[1,186] = <text:s/>3</text:p>
      <text:p text:style-name="Standard"><text:s text:c="2"/>[1,187] = <text:s/>1</text:p>
      <text:p text:style-name="Standard"><text:s text:c="2"/>[1,188] = <text:s/>2</text:p>
      <text:p text:style-name="Standard"><text:s text:c="2"/>[1,189] = <text:s/>3</text:p>
      <text:p text:style-name="Standard"><text:s text:c="2"/>[1,190] = <text:s/>1</text:p>
      <text:p text:style-name="Standard"><text:s text:c="2"/>[1,191] = <text:s/>2</text:p>
      <text:p text:style-name="Standard"><text:s text:c="2"/>[1,192] = <text:s/>3</text:p>
      <text:p text:style-name="Standard"><text:s text:c="2"/>[1,193] = <text:s/>1</text:p>
      <text:p text:style-name="Standard"><text:s text:c="2"/>[1,194] = <text:s/>2</text:p>
      <text:p text:style-name="Standard"><text:s text:c="2"/>[1,195] = <text:s/>3</text:p>
      <text:p text:style-name="Standard"><text:s text:c="2"/>[1,196] = <text:s/>1</text:p>
      <text:p text:style-name="Standard"><text:s text:c="2"/>[1,197] = <text:s/>2</text:p>
      <text:p text:style-name="Standard"><text:s text:c="2"/>[1,198] = <text:s/>3</text:p>
      <text:p text:style-name="Standard"><text:s text:c="2"/>[1,199] = <text:s/>1</text:p>
      <text:p text:style-name="Standard"><text:s text:c="2"/>[1,200] = <text:s/>2</text:p>
      <text:p text:style-name="Standard"><text:s text:c="2"/>[1,201] = <text:s/>3</text:p>
      <text:p text:style-name="Standard"><text:s text:c="2"/>[1,202] = <text:s/>1</text:p>
      <text:p text:style-name="Standard"><text:s text:c="2"/>[1,203] = <text:s/>2</text:p>
      <text:p text:style-name="Standard"><text:s text:c="2"/>[1,204] = <text:s/>2</text:p>
      <text:p text:style-name="Standard"><text:s text:c="2"/>[1,205] = <text:s/>1</text:p>
      <text:p text:style-name="Standard"><text:s text:c="2"/>[1,206] = <text:s/>2</text:p>
      <text:p text:style-name="Standard"><text:soft-page-break/><text:s text:c="2"/>[1,207] = <text:s/>2</text:p>
      <text:p text:style-name="Standard"><text:s text:c="2"/>[1,208] = <text:s/>1</text:p>
      <text:p text:style-name="Standard"><text:s text:c="2"/>[1,209] = <text:s/>2</text:p>
      <text:p text:style-name="Standard"><text:s text:c="2"/>[1,210] = <text:s/>3</text:p>
      <text:p text:style-name="Standard"><text:s text:c="2"/>[1,211] = <text:s/>1</text:p>
      <text:p text:style-name="Standard"><text:s text:c="2"/>[1,212] = <text:s/>2</text:p>
      <text:p text:style-name="Standard"><text:s text:c="2"/>[1,213] = <text:s/>3</text:p>
      <text:p text:style-name="Standard"><text:s text:c="2"/>[1,214] = <text:s/>1</text:p>
      <text:p text:style-name="Standard"><text:s text:c="2"/>[1,215] = <text:s/>2</text:p>
      <text:p text:style-name="Standard"><text:s text:c="2"/>[1,216] = <text:s/>3</text:p>
      <text:p text:style-name="Standard"><text:s text:c="2"/>[1,217] = <text:s/>1</text:p>
      <text:p text:style-name="Standard"><text:s text:c="2"/>[1,218] = <text:s/>2</text:p>
      <text:p text:style-name="Standard"><text:s text:c="2"/>[1,219] = <text:s/>3</text:p>
      <text:p text:style-name="Standard"><text:s text:c="2"/>[1,220] = <text:s/>1</text:p>
      <text:p text:style-name="Standard"><text:s text:c="2"/>[1,221] = <text:s/>2</text:p>
      <text:p text:style-name="Standard"><text:s text:c="2"/>[1,222] = <text:s/>3</text:p>
      <text:p text:style-name="Standard"><text:s text:c="2"/>[1,223] = <text:s/>1</text:p>
      <text:p text:style-name="Standard"><text:s text:c="2"/>[1,224] = <text:s/>2</text:p>
      <text:p text:style-name="Standard"><text:s text:c="2"/>[1,225] = <text:s/>3</text:p>
      <text:p text:style-name="Standard"><text:s text:c="2"/>[1,226] = <text:s/>1</text:p>
      <text:p text:style-name="Standard"><text:s text:c="2"/>[1,227] = <text:s/>2</text:p>
      <text:p text:style-name="Standard"><text:s text:c="2"/>[1,228] = <text:s/>3</text:p>
      <text:p text:style-name="Standard"><text:s text:c="2"/>[1,229] = <text:s/>1</text:p>
      <text:p text:style-name="Standard"><text:s text:c="2"/>[1,230] = <text:s/>2</text:p>
      <text:p text:style-name="Standard"><text:s text:c="2"/>[1,231] = <text:s/>3</text:p>
      <text:p text:style-name="Standard"><text:s text:c="2"/>[1,232] = <text:s/>1</text:p>
      <text:p text:style-name="Standard"><text:s text:c="2"/>[1,233] = <text:s/>2</text:p>
      <text:p text:style-name="Standard"><text:s text:c="2"/>[1,234] = <text:s/>2</text:p>
      <text:p text:style-name="Standard"><text:s text:c="2"/>[1,235] = <text:s/>1</text:p>
      <text:p text:style-name="Standard"><text:s text:c="2"/>[1,236] = <text:s/>2</text:p>
      <text:p text:style-name="Standard"><text:s text:c="2"/>[1,237] = <text:s/>3</text:p>
      <text:p text:style-name="Standard"><text:s text:c="2"/>[1,238] = <text:s/>1</text:p>
      <text:p text:style-name="Standard"><text:s text:c="2"/>[1,239] = <text:s/>2</text:p>
      <text:p text:style-name="Standard"><text:s text:c="2"/>[1,240] = <text:s/>3</text:p>
      <text:p text:style-name="Standard"><text:s text:c="2"/>[1,241] = <text:s/>1</text:p>
      <text:p text:style-name="Standard"><text:s text:c="2"/>[1,242] = <text:s/>2</text:p>
      <text:p text:style-name="Standard"><text:s text:c="2"/>[1,243] = <text:s/>3</text:p>
      <text:p text:style-name="Standard"><text:s text:c="2"/>[1,244] = <text:s/>1</text:p>
      <text:p text:style-name="Standard"><text:s text:c="2"/>[1,245] = <text:s/>2</text:p>
      <text:p text:style-name="Standard"><text:s text:c="2"/>[1,246] = <text:s/>3</text:p>
      <text:p text:style-name="Standard"><text:s text:c="2"/>[1,247] = <text:s/>1</text:p>
      <text:p text:style-name="Standard"><text:s text:c="2"/>[1,248] = <text:s/>2</text:p>
      <text:p text:style-name="Standard"><text:s text:c="2"/>[1,249] = <text:s/>3</text:p>
      <text:p text:style-name="Standard"><text:s text:c="2"/>[1,250] = <text:s/>1</text:p>
      <text:p text:style-name="Standard"><text:s text:c="2"/>[1,251] = <text:s/>2</text:p>
      <text:p text:style-name="Standard"><text:s text:c="2"/>[1,252] = <text:s/>2</text:p>
      <text:p text:style-name="Standard"><text:s text:c="2"/>[1,253] = <text:s/>1</text:p>
      <text:p text:style-name="Standard"><text:s text:c="2"/>[1,254] = <text:s/>2</text:p>
      <text:p text:style-name="Standard"><text:s text:c="2"/>[1,255] = <text:s/>3</text:p>
      <text:p text:style-name="Standard"><text:s text:c="2"/>[1,256] = <text:s/>1</text:p>
      <text:p text:style-name="Standard"><text:s text:c="2"/>[1,257] = <text:s/>2</text:p>
      <text:p text:style-name="Standard"><text:s text:c="2"/>[1,258] = <text:s/>3</text:p>
      <text:p text:style-name="Standard"><text:soft-page-break/><text:s text:c="2"/>[1,259] = <text:s/>1</text:p>
      <text:p text:style-name="Standard"><text:s text:c="2"/>[1,260] = <text:s/>2</text:p>
      <text:p text:style-name="Standard"><text:s text:c="2"/>[1,261] = <text:s/>3</text:p>
      <text:p text:style-name="Standard"><text:s text:c="2"/>[1,262] = <text:s/>1</text:p>
      <text:p text:style-name="Standard"><text:s text:c="2"/>[1,263] = <text:s/>2</text:p>
      <text:p text:style-name="Standard"><text:s text:c="2"/>[1,264] = <text:s/>3</text:p>
      <text:p text:style-name="Standard"><text:s text:c="2"/>[1,265] = <text:s/>1</text:p>
      <text:p text:style-name="Standard"><text:s text:c="2"/>[1,266] = <text:s/>2</text:p>
      <text:p text:style-name="Standard"><text:s text:c="2"/>[1,267] = <text:s/>3</text:p>
      <text:p text:style-name="Standard"><text:s text:c="2"/>[1,268] = <text:s/>1</text:p>
      <text:p text:style-name="Standard"><text:s text:c="2"/>[1,269] = <text:s/>2</text:p>
      <text:p text:style-name="Standard"><text:s text:c="2"/>[1,270] = <text:s/>3</text:p>
      <text:p text:style-name="Standard"><text:s text:c="2"/>[1,271] = <text:s/>1</text:p>
      <text:p text:style-name="Standard"><text:s text:c="2"/>[1,272] = <text:s/>2</text:p>
      <text:p text:style-name="Standard"><text:s text:c="2"/>[1,273] = <text:s/>3</text:p>
      <text:p text:style-name="Standard"><text:s text:c="2"/>[1,274] = <text:s/>1</text:p>
      <text:p text:style-name="Standard"><text:s text:c="2"/>[1,275] = <text:s/>2</text:p>
      <text:p text:style-name="Standard"><text:s text:c="2"/>[1,276] =</text:p>
      <text:p text:style-name="Standard"/>
      <text:p text:style-name="Standard"><text:s text:c="5"/>3 <text:s text:c="2"/>2</text:p>
      <text:p text:style-name="Standard"/>
      <text:p text:style-name="Standard"><text:s text:c="2"/>[1,277] = <text:s/>1</text:p>
      <text:p text:style-name="Standard"><text:s text:c="2"/>[1,278] = <text:s/>2</text:p>
      <text:p text:style-name="Standard"><text:s text:c="2"/>[1,279] = <text:s/>2</text:p>
      <text:p text:style-name="Standard"><text:s text:c="2"/>[1,280] = <text:s/>1</text:p>
      <text:p text:style-name="Standard"><text:s text:c="2"/>[1,281] = <text:s/>2</text:p>
      <text:p text:style-name="Standard"><text:s text:c="2"/>[1,282] = <text:s/>3</text:p>
      <text:p text:style-name="Standard"><text:s text:c="2"/>[1,283] = <text:s/>1</text:p>
      <text:p text:style-name="Standard"><text:s text:c="2"/>[1,284] = <text:s/>2</text:p>
      <text:p text:style-name="Standard"><text:s text:c="2"/>[1,285] = <text:s/>2</text:p>
      <text:p text:style-name="Standard"><text:s text:c="2"/>[1,286] = <text:s/>1</text:p>
      <text:p text:style-name="Standard"><text:s text:c="2"/>[1,287] = <text:s/>2</text:p>
      <text:p text:style-name="Standard"><text:s text:c="2"/>[1,288] = <text:s/>3</text:p>
      <text:p text:style-name="Standard"><text:s text:c="2"/>[1,289] = <text:s/>1</text:p>
      <text:p text:style-name="Standard"><text:s text:c="2"/>[1,290] = <text:s/>2</text:p>
      <text:p text:style-name="Standard"><text:s text:c="2"/>[1,291] = <text:s/>3</text:p>
      <text:p text:style-name="Standard"><text:s text:c="2"/>[1,292] = <text:s/>1</text:p>
      <text:p text:style-name="Standard"><text:s text:c="2"/>[1,293] = <text:s/>2</text:p>
      <text:p text:style-name="Standard"><text:s text:c="2"/>[1,294] = <text:s/>3</text:p>
      <text:p text:style-name="Standard"><text:s text:c="2"/>[1,295] = <text:s/>1</text:p>
      <text:p text:style-name="Standard"><text:s text:c="2"/>[1,296] = <text:s/>2</text:p>
      <text:p text:style-name="Standard"><text:s text:c="2"/>[1,297] = <text:s/>3</text:p>
      <text:p text:style-name="Standard"><text:s text:c="2"/>[1,298] = <text:s/>1</text:p>
      <text:p text:style-name="Standard"><text:s text:c="2"/>[1,299] = <text:s/>2</text:p>
      <text:p text:style-name="Standard"><text:s text:c="2"/>[1,300] = <text:s/>3</text:p>
      <text:p text:style-name="Standard"><text:s text:c="2"/>[1,301] = <text:s/>1</text:p>
      <text:p text:style-name="Standard"><text:s text:c="2"/>[1,302] = <text:s/>2</text:p>
      <text:p text:style-name="Standard"><text:s text:c="2"/>[1,303] = <text:s/>2</text:p>
      <text:p text:style-name="Standard"><text:s text:c="2"/>[1,304] = <text:s/>1</text:p>
      <text:p text:style-name="Standard"><text:s text:c="2"/>[1,305] = <text:s/>2</text:p>
      <text:p text:style-name="Standard"><text:s text:c="2"/>[1,306] = <text:s/>2</text:p>
      <text:p text:style-name="Standard"><text:s text:c="2"/>[1,307] = <text:s/>1</text:p>
      <text:p text:style-name="Standard"><text:soft-page-break/><text:s text:c="2"/>[1,308] = <text:s/>2</text:p>
      <text:p text:style-name="Standard"><text:s text:c="2"/>[1,309] = <text:s/>3</text:p>
      <text:p text:style-name="Standard"><text:s text:c="2"/>[1,310] = <text:s/>1</text:p>
      <text:p text:style-name="Standard"><text:s text:c="2"/>[1,311] = <text:s/>2</text:p>
      <text:p text:style-name="Standard"><text:s text:c="2"/>[1,312] = <text:s/>3</text:p>
      <text:p text:style-name="Standard"><text:s text:c="2"/>[1,313] = <text:s/>1</text:p>
      <text:p text:style-name="Standard"><text:s text:c="2"/>[1,314] = <text:s/>2</text:p>
      <text:p text:style-name="Standard"><text:s text:c="2"/>[1,315] = <text:s/>3</text:p>
      <text:p text:style-name="Standard"><text:s text:c="2"/>[1,316] = <text:s/>1</text:p>
      <text:p text:style-name="Standard"><text:s text:c="2"/>[1,317] = <text:s/>2</text:p>
      <text:p text:style-name="Standard"><text:s text:c="2"/>[1,318] = <text:s/>3</text:p>
      <text:p text:style-name="Standard"><text:s text:c="2"/>[1,319] = <text:s/>1</text:p>
      <text:p text:style-name="Standard"><text:s text:c="2"/>[1,320] = <text:s/>2</text:p>
      <text:p text:style-name="Standard"><text:s text:c="2"/>[1,321] = <text:s/>3</text:p>
      <text:p text:style-name="Standard"><text:s text:c="2"/>[1,322] = <text:s/>1</text:p>
      <text:p text:style-name="Standard"><text:s text:c="2"/>[1,323] = <text:s/>2</text:p>
      <text:p text:style-name="Standard"><text:s text:c="2"/>[1,324] = <text:s/>3</text:p>
      <text:p text:style-name="Standard"><text:s text:c="2"/>[1,325] = <text:s/>1</text:p>
      <text:p text:style-name="Standard"><text:s text:c="2"/>[1,326] = <text:s/>2</text:p>
      <text:p text:style-name="Standard"><text:s text:c="2"/>[1,327] = <text:s/>3</text:p>
      <text:p text:style-name="Standard"><text:s text:c="2"/>[1,328] = <text:s/>1</text:p>
      <text:p text:style-name="Standard"><text:s text:c="2"/>[1,329] = <text:s/>2</text:p>
      <text:p text:style-name="Standard"><text:s text:c="2"/>[1,330] = <text:s/>3</text:p>
      <text:p text:style-name="Standard"><text:s text:c="2"/>[1,331] = <text:s/>1</text:p>
      <text:p text:style-name="Standard"><text:s text:c="2"/>[1,332] = <text:s/>2</text:p>
      <text:p text:style-name="Standard"><text:s text:c="2"/>[1,333] = <text:s/>3</text:p>
      <text:p text:style-name="Standard"><text:s text:c="2"/>[1,334] = <text:s/>1</text:p>
      <text:p text:style-name="Standard"><text:s text:c="2"/>[1,335] = <text:s/>2</text:p>
      <text:p text:style-name="Standard"><text:s text:c="2"/>[1,336] = <text:s/>2</text:p>
      <text:p text:style-name="Standard"><text:s text:c="2"/>[1,337] = <text:s/>1</text:p>
      <text:p text:style-name="Standard"><text:s text:c="2"/>[1,338] = <text:s/>2</text:p>
      <text:p text:style-name="Standard"><text:s text:c="2"/>[1,339] = <text:s/>2</text:p>
      <text:p text:style-name="Standard"><text:s text:c="2"/>[1,340] = <text:s/>1</text:p>
      <text:p text:style-name="Standard"><text:s text:c="2"/>[1,341] = <text:s/>2</text:p>
      <text:p text:style-name="Standard"><text:s text:c="2"/>[1,342] = <text:s/>3</text:p>
      <text:p text:style-name="Standard"><text:s text:c="2"/>[1,343] = <text:s/>1</text:p>
      <text:p text:style-name="Standard"><text:s text:c="2"/>[1,344] = <text:s/>2</text:p>
      <text:p text:style-name="Standard"><text:s text:c="2"/>[1,345] = <text:s/>3</text:p>
      <text:p text:style-name="Standard"><text:s text:c="2"/>[1,346] = <text:s/>1</text:p>
      <text:p text:style-name="Standard"><text:s text:c="2"/>[1,347] = <text:s/>2</text:p>
      <text:p text:style-name="Standard"><text:s text:c="2"/>[1,348] = <text:s/>2</text:p>
      <text:p text:style-name="Standard"><text:s text:c="2"/>[1,349] = <text:s/>1</text:p>
      <text:p text:style-name="Standard"><text:s text:c="2"/>[1,350] =</text:p>
      <text:p text:style-name="Standard"/>
      <text:p text:style-name="Standard"><text:s text:c="5"/>1 <text:s text:c="2"/>2</text:p>
      <text:p text:style-name="Standard"/>
      <text:p text:style-name="Standard"><text:s text:c="2"/>[1,351] = <text:s/>3</text:p>
      <text:p text:style-name="Standard"><text:s text:c="2"/>[1,352] = <text:s/>1</text:p>
      <text:p text:style-name="Standard"><text:s text:c="2"/>[1,353] = <text:s/>2</text:p>
      <text:p text:style-name="Standard"><text:s text:c="2"/>[1,354] = <text:s/>3</text:p>
      <text:p text:style-name="Standard"><text:s text:c="2"/>[1,355] = <text:s/>1</text:p>
      <text:p text:style-name="Standard"><text:s text:c="2"/>[1,356] = <text:s/>2</text:p>
      <text:p text:style-name="Standard"><text:soft-page-break/><text:s text:c="2"/>[1,357] = <text:s/>3</text:p>
      <text:p text:style-name="Standard"><text:s text:c="2"/>[1,358] = <text:s/>1</text:p>
      <text:p text:style-name="Standard"><text:s text:c="2"/>[1,359] = <text:s/>2</text:p>
      <text:p text:style-name="Standard"><text:s text:c="2"/>[1,360] = <text:s/>3</text:p>
      <text:p text:style-name="Standard"><text:s text:c="2"/>[1,361] = <text:s/>1</text:p>
      <text:p text:style-name="Standard"><text:s text:c="2"/>[1,362] = <text:s/>2</text:p>
      <text:p text:style-name="Standard"><text:s text:c="2"/>[1,363] = <text:s/>3</text:p>
      <text:p text:style-name="Standard"><text:s text:c="2"/>[1,364] = <text:s/>1</text:p>
      <text:p text:style-name="Standard"><text:s text:c="2"/>[1,365] = <text:s/>2</text:p>
      <text:p text:style-name="Standard"><text:s text:c="2"/>[1,366] = <text:s/>3</text:p>
      <text:p text:style-name="Standard"><text:s text:c="2"/>[1,367] = <text:s/>1</text:p>
      <text:p text:style-name="Standard"><text:s text:c="2"/>[1,368] = <text:s/>2</text:p>
      <text:p text:style-name="Standard"><text:s text:c="2"/>[1,369] = <text:s/>2</text:p>
      <text:p text:style-name="Standard"><text:s text:c="2"/>[1,370] = <text:s/>1</text:p>
      <text:p text:style-name="Standard"><text:s text:c="2"/>[1,371] = <text:s/>2</text:p>
      <text:p text:style-name="Standard"><text:s text:c="2"/>[1,372] = <text:s/>3</text:p>
      <text:p text:style-name="Standard"><text:s text:c="2"/>[1,373] = <text:s/>1</text:p>
      <text:p text:style-name="Standard"><text:s text:c="2"/>[1,374] = <text:s/>2</text:p>
      <text:p text:style-name="Standard"><text:s text:c="2"/>[1,375] = <text:s/>3</text:p>
      <text:p text:style-name="Standard"><text:s text:c="2"/>[1,376] = <text:s/>1</text:p>
      <text:p text:style-name="Standard"><text:s text:c="2"/>[1,377] = <text:s/>2</text:p>
      <text:p text:style-name="Standard"><text:s text:c="2"/>[1,378] = <text:s/>2</text:p>
      <text:p text:style-name="Standard"><text:s text:c="2"/>[1,379] = <text:s/>1</text:p>
      <text:p text:style-name="Standard"><text:s text:c="2"/>[1,380] = <text:s/>2</text:p>
      <text:p text:style-name="Standard"><text:s text:c="2"/>[1,381] = <text:s/>2</text:p>
      <text:p text:style-name="Standard"><text:s text:c="2"/>[1,382] = <text:s/>1</text:p>
      <text:p text:style-name="Standard"><text:s text:c="2"/>[1,383] = <text:s/>2</text:p>
      <text:p text:style-name="Standard"><text:s text:c="2"/>[1,384] = <text:s/>2</text:p>
      <text:p text:style-name="Standard"><text:s text:c="2"/>[1,385] = <text:s/>1</text:p>
      <text:p text:style-name="Standard"><text:s text:c="2"/>[1,386] = <text:s/>2</text:p>
      <text:p text:style-name="Standard"><text:s text:c="2"/>[1,387] = <text:s/>3</text:p>
      <text:p text:style-name="Standard"><text:s text:c="2"/>[1,388] = <text:s/>1</text:p>
      <text:p text:style-name="Standard"><text:s text:c="2"/>[1,389] = <text:s/>2</text:p>
      <text:p text:style-name="Standard"><text:s text:c="2"/>[1,390] = <text:s/>3</text:p>
      <text:p text:style-name="Standard"><text:s text:c="2"/>[1,391] = <text:s/>1</text:p>
      <text:p text:style-name="Standard"><text:s text:c="2"/>[1,392] = <text:s/>2</text:p>
      <text:p text:style-name="Standard"><text:s text:c="2"/>[1,393] = <text:s/>3</text:p>
      <text:p text:style-name="Standard"><text:s text:c="2"/>[1,394] = <text:s/>1</text:p>
      <text:p text:style-name="Standard"><text:s text:c="2"/>[1,395] = <text:s/>2</text:p>
      <text:p text:style-name="Standard"><text:s text:c="2"/>[1,396] = <text:s/>3</text:p>
      <text:p text:style-name="Standard"><text:s text:c="2"/>[1,397] = <text:s/>1</text:p>
      <text:p text:style-name="Standard"><text:s text:c="2"/>[1,398] = <text:s/>2</text:p>
      <text:p text:style-name="Standard"><text:s text:c="2"/>[1,399] = <text:s/>3</text:p>
      <text:p text:style-name="Standard"><text:s text:c="2"/>[1,400] = <text:s/>1</text:p>
      <text:p text:style-name="Standard"><text:s text:c="2"/>[1,401] = <text:s/>2</text:p>
      <text:p text:style-name="Standard"><text:s text:c="2"/>[1,402] = <text:s/>3</text:p>
      <text:p text:style-name="Standard"><text:s text:c="2"/>[1,403] = <text:s/>1</text:p>
      <text:p text:style-name="Standard"><text:s text:c="2"/>[1,404] = <text:s/>2</text:p>
      <text:p text:style-name="Standard"><text:s text:c="2"/>[1,405] = <text:s/>3</text:p>
      <text:p text:style-name="Standard"><text:s text:c="2"/>[1,406] = <text:s/>1</text:p>
      <text:p text:style-name="Standard"><text:s text:c="2"/>[1,407] = <text:s/>2</text:p>
      <text:p text:style-name="Standard"><text:s text:c="2"/>[1,408] = <text:s/>3</text:p>
      <text:p text:style-name="Standard"><text:soft-page-break/><text:s text:c="2"/>[1,409] = <text:s/>1</text:p>
      <text:p text:style-name="Standard"><text:s text:c="2"/>[1,410] = <text:s/>2</text:p>
      <text:p text:style-name="Standard"><text:s text:c="2"/>[1,411] = <text:s/>2</text:p>
      <text:p text:style-name="Standard"><text:s text:c="2"/>[1,412] = <text:s/>1</text:p>
      <text:p text:style-name="Standard"><text:s text:c="2"/>[1,413] = <text:s/>2</text:p>
      <text:p text:style-name="Standard"><text:s text:c="2"/>[1,414] = <text:s/>2</text:p>
      <text:p text:style-name="Standard"><text:s text:c="2"/>[1,415] = <text:s/>1</text:p>
      <text:p text:style-name="Standard"><text:s text:c="2"/>[1,416] = <text:s/>2</text:p>
      <text:p text:style-name="Standard"><text:s text:c="2"/>[1,417] = <text:s/>3</text:p>
      <text:p text:style-name="Standard"><text:s text:c="2"/>[1,418] = <text:s/>1</text:p>
      <text:p text:style-name="Standard"><text:s text:c="2"/>[1,419] = <text:s/>2</text:p>
      <text:p text:style-name="Standard"><text:s text:c="2"/>[1,420] = <text:s/>3</text:p>
      <text:p text:style-name="Standard"><text:s text:c="2"/>[1,421] = <text:s/>1</text:p>
      <text:p text:style-name="Standard"><text:s text:c="2"/>[1,422] = <text:s/>2</text:p>
      <text:p text:style-name="Standard"><text:s text:c="2"/>[1,423] = <text:s/>3</text:p>
      <text:p text:style-name="Standard"><text:s text:c="2"/>[1,424] = <text:s/>1</text:p>
      <text:p text:style-name="Standard"><text:s text:c="2"/>[1,425] = <text:s/>2</text:p>
      <text:p text:style-name="Standard"><text:s text:c="2"/>[1,426] = <text:s/>3</text:p>
      <text:p text:style-name="Standard"><text:s text:c="2"/>[1,427] = <text:s/>1</text:p>
      <text:p text:style-name="Standard"><text:s text:c="2"/>[1,428] =</text:p>
      <text:p text:style-name="Standard"/>
      <text:p text:style-name="Standard"><text:s text:c="5"/>3 <text:s text:c="2"/>2</text:p>
      <text:p text:style-name="Standard"/>
      <text:p text:style-name="Standard"><text:s text:c="2"/>[1,429] = <text:s/>3</text:p>
      <text:p text:style-name="Standard"><text:s text:c="2"/>[1,430] = <text:s/>1</text:p>
      <text:p text:style-name="Standard"><text:s text:c="2"/>[1,431] = <text:s/>2</text:p>
      <text:p text:style-name="Standard"><text:s text:c="2"/>[1,432] = <text:s/>3</text:p>
      <text:p text:style-name="Standard"><text:s text:c="2"/>[1,433] = <text:s/>1</text:p>
      <text:p text:style-name="Standard"><text:s text:c="2"/>[1,434] = <text:s/>2</text:p>
      <text:p text:style-name="Standard"><text:s text:c="2"/>[1,435] = <text:s/>3</text:p>
      <text:p text:style-name="Standard"><text:s text:c="2"/>[1,436] = <text:s/>1</text:p>
      <text:p text:style-name="Standard"><text:s text:c="2"/>[1,437] = <text:s/>2</text:p>
      <text:p text:style-name="Standard"><text:s text:c="2"/>[1,438] = <text:s/>2</text:p>
      <text:p text:style-name="Standard"><text:s text:c="2"/>[1,439] =</text:p>
      <text:p text:style-name="Standard"/>
      <text:p text:style-name="Standard"><text:s text:c="5"/>3 <text:s text:c="2"/>1</text:p>
      <text:p text:style-name="Standard"/>
      <text:p text:style-name="Standard"><text:s text:c="2"/>[1,440] = <text:s/>2</text:p>
      <text:p text:style-name="Standard"><text:s text:c="2"/>[1,441] = <text:s/>3</text:p>
      <text:p text:style-name="Standard"><text:s text:c="2"/>[1,442] = <text:s/>1</text:p>
      <text:p text:style-name="Standard"><text:s text:c="2"/>[1,443] = <text:s/>2</text:p>
      <text:p text:style-name="Standard"><text:s text:c="2"/>[1,444] = <text:s/>2</text:p>
      <text:p text:style-name="Standard"><text:s text:c="2"/>[1,445] = <text:s/>1</text:p>
      <text:p text:style-name="Standard"><text:s text:c="2"/>[1,446] = <text:s/>2</text:p>
      <text:p text:style-name="Standard"><text:s text:c="2"/>[1,447] = <text:s/>3</text:p>
      <text:p text:style-name="Standard"><text:s text:c="2"/>[1,448] = <text:s/>1</text:p>
      <text:p text:style-name="Standard"><text:s text:c="2"/>[1,449] = <text:s/>2</text:p>
      <text:p text:style-name="Standard"><text:s text:c="2"/>[1,450] = <text:s/>3</text:p>
      <text:p text:style-name="Standard"><text:s text:c="2"/>[1,451] = <text:s/>1</text:p>
      <text:p text:style-name="Standard"><text:s text:c="2"/>[1,452] = <text:s/>2</text:p>
      <text:p text:style-name="Standard"><text:s text:c="2"/>[1,453] = <text:s/>2</text:p>
      <text:p text:style-name="Standard"><text:s text:c="2"/>[1,454] = <text:s/>1</text:p>
      <text:p text:style-name="Standard"><text:soft-page-break/><text:s text:c="2"/>[1,455] = <text:s/>2</text:p>
      <text:p text:style-name="Standard"><text:s text:c="2"/>[1,456] = <text:s/>3</text:p>
      <text:p text:style-name="Standard"><text:s text:c="2"/>[1,457] = <text:s/>1</text:p>
      <text:p text:style-name="Standard"><text:s text:c="2"/>[1,458] = <text:s/>2</text:p>
      <text:p text:style-name="Standard"><text:s text:c="2"/>[1,459] = <text:s/>3</text:p>
      <text:p text:style-name="Standard"><text:s text:c="2"/>[1,460] = <text:s/>1</text:p>
      <text:p text:style-name="Standard"><text:s text:c="2"/>[1,461] = <text:s/>2</text:p>
      <text:p text:style-name="Standard"><text:s text:c="2"/>[1,462] = <text:s/>3</text:p>
      <text:p text:style-name="Standard"><text:s text:c="2"/>[1,463] = <text:s/>1</text:p>
      <text:p text:style-name="Standard"><text:s text:c="2"/>[1,464] = <text:s/>2</text:p>
      <text:p text:style-name="Standard"><text:s text:c="2"/>[1,465] = <text:s/>3</text:p>
      <text:p text:style-name="Standard"><text:s text:c="2"/>[1,466] = <text:s/>1</text:p>
      <text:p text:style-name="Standard"><text:s text:c="2"/>[1,467] = <text:s/>2</text:p>
      <text:p text:style-name="Standard"><text:s text:c="2"/>[1,468] = <text:s/>3</text:p>
      <text:p text:style-name="Standard"><text:s text:c="2"/>[1,469] = <text:s/>1</text:p>
      <text:p text:style-name="Standard"><text:s text:c="2"/>[1,470] = <text:s/>2</text:p>
      <text:p text:style-name="Standard"><text:s text:c="2"/>[1,471] = <text:s/>3</text:p>
      <text:p text:style-name="Standard"><text:s text:c="2"/>[1,472] = <text:s/>1</text:p>
      <text:p text:style-name="Standard"><text:s text:c="2"/>[1,473] = <text:s/>2</text:p>
      <text:p text:style-name="Standard"><text:s text:c="2"/>[1,474] = <text:s/>3</text:p>
      <text:p text:style-name="Standard"><text:s text:c="2"/>[1,475] = <text:s/>1</text:p>
      <text:p text:style-name="Standard"><text:s text:c="2"/>[1,476] = <text:s/>2</text:p>
      <text:p text:style-name="Standard"><text:s text:c="2"/>[1,477] = <text:s/>3</text:p>
      <text:p text:style-name="Standard"><text:s text:c="2"/>[1,478] = <text:s/>1</text:p>
      <text:p text:style-name="Standard"><text:s text:c="2"/>[1,479] = <text:s/>2</text:p>
      <text:p text:style-name="Standard"><text:s text:c="2"/>[1,480] = <text:s/>2</text:p>
      <text:p text:style-name="Standard"><text:s text:c="2"/>[1,481] = <text:s/>1</text:p>
      <text:p text:style-name="Standard"><text:s text:c="2"/>[1,482] = <text:s/>2</text:p>
      <text:p text:style-name="Standard"><text:s text:c="2"/>[1,483] = <text:s/>2</text:p>
      <text:p text:style-name="Standard"><text:s text:c="2"/>[1,484] = <text:s/>1</text:p>
      <text:p text:style-name="Standard"><text:s text:c="2"/>[1,485] = <text:s/>2</text:p>
      <text:p text:style-name="Standard"><text:s text:c="2"/>[1,486] = <text:s/>3</text:p>
      <text:p text:style-name="Standard"><text:s text:c="2"/>[1,487] = <text:s/>1</text:p>
      <text:p text:style-name="Standard"><text:s text:c="2"/>[1,488] = <text:s/>2</text:p>
      <text:p text:style-name="Standard"><text:s text:c="2"/>[1,489] = <text:s/>2</text:p>
      <text:p text:style-name="Standard"><text:s text:c="2"/>[1,490] = <text:s/>1</text:p>
      <text:p text:style-name="Standard"><text:s text:c="2"/>[1,491] = <text:s/>2</text:p>
      <text:p text:style-name="Standard"><text:s text:c="2"/>[1,492] = <text:s/>3</text:p>
      <text:p text:style-name="Standard"><text:s text:c="2"/>[1,493] = <text:s/>1</text:p>
      <text:p text:style-name="Standard"><text:s text:c="2"/>[1,494] = <text:s/>2</text:p>
      <text:p text:style-name="Standard"><text:s text:c="2"/>[1,495] = <text:s/>2</text:p>
      <text:p text:style-name="Standard"><text:s text:c="2"/>[1,496] = <text:s/>1</text:p>
      <text:p text:style-name="Standard"><text:s text:c="2"/>[1,497] = <text:s/>2</text:p>
      <text:p text:style-name="Standard"><text:s text:c="2"/>[1,498] = <text:s/>3</text:p>
      <text:p text:style-name="Standard"><text:s text:c="2"/>[1,499] = <text:s/>1</text:p>
      <text:p text:style-name="Standard"><text:s text:c="2"/>[1,500] = <text:s/>2</text:p>
      <text:p text:style-name="Standard"><text:s text:c="2"/>[1,501] = <text:s/>3</text:p>
      <text:p text:style-name="Standard"><text:s text:c="2"/>[1,502] = <text:s/>1</text:p>
      <text:p text:style-name="Standard"><text:s text:c="2"/>[1,503] = <text:s/>2</text:p>
      <text:p text:style-name="Standard"><text:s text:c="2"/>[1,504] = <text:s/>3</text:p>
      <text:p text:style-name="Standard"><text:s text:c="2"/>[1,505] = <text:s/>1</text:p>
      <text:p text:style-name="Standard"><text:s text:c="2"/>[1,506] = <text:s/>2</text:p>
      <text:p text:style-name="Standard"><text:soft-page-break/><text:s text:c="2"/>[1,507] = <text:s/>2</text:p>
      <text:p text:style-name="Standard"><text:s text:c="2"/>[1,508] =</text:p>
      <text:p text:style-name="Standard"/>
      <text:p text:style-name="Standard"><text:s text:c="5"/>3 <text:s text:c="2"/>1</text:p>
      <text:p text:style-name="Standard"/>
      <text:p text:style-name="Standard"><text:s text:c="2"/>[1,509] = <text:s/>2</text:p>
      <text:p text:style-name="Standard"><text:s text:c="2"/>[1,510] = <text:s/>2</text:p>
      <text:p text:style-name="Standard"><text:s text:c="2"/>[1,511] = <text:s/>1</text:p>
      <text:p text:style-name="Standard"><text:s text:c="2"/>[1,512] = <text:s/>2</text:p>
      <text:p text:style-name="Standard"><text:s text:c="2"/>[1,513] = <text:s/>3</text:p>
      <text:p text:style-name="Standard"><text:s text:c="2"/>[1,514] = <text:s/>1</text:p>
      <text:p text:style-name="Standard"><text:s text:c="2"/>[1,515] = <text:s/>2</text:p>
      <text:p text:style-name="Standard"><text:s text:c="2"/>[1,516] = <text:s/>3</text:p>
      <text:p text:style-name="Standard"><text:s text:c="2"/>[1,517] = <text:s/>1</text:p>
      <text:p text:style-name="Standard"><text:s text:c="2"/>[1,518] = <text:s/>2</text:p>
      <text:p text:style-name="Standard"><text:s text:c="2"/>[1,519] = <text:s/>3</text:p>
      <text:p text:style-name="Standard"><text:s text:c="2"/>[1,520] = <text:s/>1</text:p>
      <text:p text:style-name="Standard"><text:s text:c="2"/>[1,521] = <text:s/>2</text:p>
      <text:p text:style-name="Standard"><text:s text:c="2"/>[1,522] = <text:s/>3</text:p>
      <text:p text:style-name="Standard"><text:s text:c="2"/>[1,523] = <text:s/>1</text:p>
      <text:p text:style-name="Standard"><text:s text:c="2"/>[1,524] = <text:s/>2</text:p>
      <text:p text:style-name="Standard"><text:s text:c="2"/>[1,525] = <text:s/>3</text:p>
      <text:p text:style-name="Standard"><text:s text:c="2"/>[1,526] = <text:s/>1</text:p>
      <text:p text:style-name="Standard"><text:s text:c="2"/>[1,527] = <text:s/>2</text:p>
      <text:p text:style-name="Standard"><text:s text:c="2"/>[1,528] = <text:s/>3</text:p>
      <text:p text:style-name="Standard"><text:s text:c="2"/>[1,529] = <text:s/>1</text:p>
      <text:p text:style-name="Standard"><text:s text:c="2"/>[1,530] = <text:s/>2</text:p>
      <text:p text:style-name="Standard"><text:s text:c="2"/>[1,531] = <text:s/>2</text:p>
      <text:p text:style-name="Standard"><text:s text:c="2"/>[1,532] = <text:s/>1</text:p>
      <text:p text:style-name="Standard"><text:s text:c="2"/>[1,533] = <text:s/>2</text:p>
      <text:p text:style-name="Standard"><text:s text:c="2"/>[1,534] = <text:s/>3</text:p>
      <text:p text:style-name="Standard"><text:s text:c="2"/>[1,535] = <text:s/>1</text:p>
      <text:p text:style-name="Standard"><text:s text:c="2"/>[1,536] = <text:s/>2</text:p>
      <text:p text:style-name="Standard"><text:s text:c="2"/>[1,537] = <text:s/>2</text:p>
      <text:p text:style-name="Standard"><text:s text:c="2"/>[1,538] = <text:s/>1</text:p>
      <text:p text:style-name="Standard"><text:s text:c="2"/>[1,539] = <text:s/>2</text:p>
      <text:p text:style-name="Standard"><text:s text:c="2"/>[1,540] = <text:s/>3</text:p>
      <text:p text:style-name="Standard"><text:s text:c="2"/>[1,541] = <text:s/>1</text:p>
      <text:p text:style-name="Standard"><text:s text:c="2"/>[1,542] = <text:s/>2</text:p>
      <text:p text:style-name="Standard"><text:s text:c="2"/>[1,543] = <text:s/>3</text:p>
      <text:p text:style-name="Standard"><text:s text:c="2"/>[1,544] = <text:s/>1</text:p>
      <text:p text:style-name="Standard"><text:s text:c="2"/>[1,545] = <text:s/>2</text:p>
      <text:p text:style-name="Standard"><text:s text:c="2"/>[1,546] = <text:s/>3</text:p>
      <text:p text:style-name="Standard"><text:s text:c="2"/>[1,547] = <text:s/>1</text:p>
      <text:p text:style-name="Standard"><text:s text:c="2"/>[1,548] = <text:s/>2</text:p>
      <text:p text:style-name="Standard"><text:s text:c="2"/>[1,549] = <text:s/>3</text:p>
      <text:p text:style-name="Standard"><text:s text:c="2"/>[1,550] = <text:s/>1</text:p>
      <text:p text:style-name="Standard"><text:s text:c="2"/>[1,551] = <text:s/>2</text:p>
      <text:p text:style-name="Standard"><text:s text:c="2"/>[1,552] = <text:s/>2</text:p>
      <text:p text:style-name="Standard"><text:s text:c="2"/>[1,553] = <text:s/>1</text:p>
      <text:p text:style-name="Standard"><text:s text:c="2"/>[1,554] = <text:s/>2</text:p>
      <text:p text:style-name="Standard"><text:s text:c="2"/>[1,555] = <text:s/>2</text:p>
      <text:p text:style-name="Standard"><text:soft-page-break/><text:s text:c="2"/>[1,556] = <text:s/>1</text:p>
      <text:p text:style-name="Standard"><text:s text:c="2"/>[1,557] = <text:s/>2</text:p>
      <text:p text:style-name="Standard"><text:s text:c="2"/>[1,558] = <text:s/>2</text:p>
      <text:p text:style-name="Standard"><text:s text:c="2"/>[1,559] = <text:s/>1</text:p>
      <text:p text:style-name="Standard"><text:s text:c="2"/>[1,560] = <text:s/>2</text:p>
      <text:p text:style-name="Standard"><text:s text:c="2"/>[1,561] = <text:s/>3</text:p>
      <text:p text:style-name="Standard"><text:s text:c="2"/>[1,562] = <text:s/>1</text:p>
      <text:p text:style-name="Standard"><text:s text:c="2"/>[1,563] = <text:s/>2</text:p>
      <text:p text:style-name="Standard"><text:s text:c="2"/>[1,564] = <text:s/>3</text:p>
      <text:p text:style-name="Standard"><text:s text:c="2"/>[1,565] = <text:s/>1</text:p>
      <text:p text:style-name="Standard"><text:s text:c="2"/>[1,566] = <text:s/>2</text:p>
      <text:p text:style-name="Standard"><text:s text:c="2"/>[1,567] = <text:s/>3</text:p>
      <text:p text:style-name="Standard"><text:s text:c="2"/>[1,568] = <text:s/>1</text:p>
      <text:p text:style-name="Standard"><text:s text:c="2"/>[1,569] = <text:s/>2</text:p>
      <text:p text:style-name="Standard"><text:s text:c="2"/>[1,570] = <text:s/>3</text:p>
      <text:p text:style-name="Standard"><text:s text:c="2"/>[1,571] = <text:s/>1</text:p>
      <text:p text:style-name="Standard"><text:s text:c="2"/>[1,572] = <text:s/>2</text:p>
      <text:p text:style-name="Standard"><text:s text:c="2"/>[1,573] = <text:s/>3</text:p>
      <text:p text:style-name="Standard"><text:s text:c="2"/>[1,574] = <text:s/>1</text:p>
      <text:p text:style-name="Standard"><text:s text:c="2"/>[1,575] = <text:s/>2</text:p>
      <text:p text:style-name="Standard"><text:s text:c="2"/>[1,576] = <text:s/>3</text:p>
      <text:p text:style-name="Standard"><text:s text:c="2"/>[1,577] = <text:s/>1</text:p>
      <text:p text:style-name="Standard"><text:s text:c="2"/>[1,578] = <text:s/>2</text:p>
      <text:p text:style-name="Standard"><text:s text:c="2"/>[1,579] = <text:s/>3</text:p>
      <text:p text:style-name="Standard"><text:s text:c="2"/>[1,580] = <text:s/>1</text:p>
      <text:p text:style-name="Standard"><text:s text:c="2"/>[1,581] = <text:s/>2</text:p>
      <text:p text:style-name="Standard"><text:s text:c="2"/>[1,582] = <text:s/>3</text:p>
      <text:p text:style-name="Standard"><text:s text:c="2"/>[1,583] = <text:s/>1</text:p>
      <text:p text:style-name="Standard"><text:s text:c="2"/>[1,584] = <text:s/>2</text:p>
      <text:p text:style-name="Standard"><text:s text:c="2"/>[1,585] = <text:s/>3</text:p>
      <text:p text:style-name="Standard"><text:s text:c="2"/>[1,586] = <text:s/>1</text:p>
      <text:p text:style-name="Standard"><text:s text:c="2"/>[1,587] = <text:s/>2</text:p>
      <text:p text:style-name="Standard"><text:s text:c="2"/>[1,588] = <text:s/>2</text:p>
      <text:p text:style-name="Standard"><text:s text:c="2"/>[1,589] = <text:s/>1</text:p>
      <text:p text:style-name="Standard"><text:s text:c="2"/>[1,590] = <text:s/>2</text:p>
      <text:p text:style-name="Standard"><text:s text:c="2"/>[1,591] = <text:s/>3</text:p>
      <text:p text:style-name="Standard"><text:s text:c="2"/>[1,592] = <text:s/>1</text:p>
      <text:p text:style-name="Standard"><text:s text:c="2"/>[1,593] = <text:s/>2</text:p>
      <text:p text:style-name="Standard"><text:s text:c="2"/>[1,594] = <text:s/>2</text:p>
      <text:p text:style-name="Standard"><text:s text:c="2"/>[1,595] = <text:s/>1</text:p>
      <text:p text:style-name="Standard"><text:s text:c="2"/>[1,596] = <text:s/>2</text:p>
      <text:p text:style-name="Standard"><text:s text:c="2"/>[1,597] = <text:s/>3</text:p>
      <text:p text:style-name="Standard"><text:s text:c="2"/>[1,598] = <text:s/>1</text:p>
      <text:p text:style-name="Standard"><text:s text:c="2"/>[1,599] = <text:s/>2</text:p>
      <text:p text:style-name="Standard"><text:s text:c="2"/>[1,600] = <text:s/>3</text:p>
      <text:p text:style-name="Standard"><text:s text:c="2"/>[1,601] = <text:s/>1</text:p>
      <text:p text:style-name="Standard"><text:s text:c="2"/>[1,602] = <text:s/>2</text:p>
      <text:p text:style-name="Standard"><text:s text:c="2"/>[1,603] = <text:s/>3</text:p>
      <text:p text:style-name="Standard"><text:s text:c="2"/>[1,604] = <text:s/>1</text:p>
      <text:p text:style-name="Standard"><text:s text:c="2"/>[1,605] = <text:s/>2</text:p>
      <text:p text:style-name="Standard"><text:s text:c="2"/>[1,606] = <text:s/>2</text:p>
      <text:p text:style-name="Standard"><text:s text:c="2"/>[1,607] = <text:s/>1</text:p>
      <text:p text:style-name="Standard"><text:soft-page-break/><text:s text:c="2"/>[1,608] = <text:s/>2</text:p>
      <text:p text:style-name="Standard"><text:s text:c="2"/>[1,609] =</text:p>
      <text:p text:style-name="Standard"/>
      <text:p text:style-name="Standard"><text:s text:c="5"/>1 <text:s text:c="2"/>3</text:p>
      <text:p text:style-name="Standard"/>
      <text:p text:style-name="Standard"><text:s text:c="2"/>[1,610] = <text:s/>1</text:p>
      <text:p text:style-name="Standard"><text:s text:c="2"/>[1,611] = <text:s/>2</text:p>
      <text:p text:style-name="Standard"><text:s text:c="2"/>[1,612] = <text:s/>2</text:p>
      <text:p text:style-name="Standard"><text:s text:c="2"/>[1,613] = <text:s/>1</text:p>
      <text:p text:style-name="Standard"><text:s text:c="2"/>[1,614] = <text:s/>2</text:p>
      <text:p text:style-name="Standard"><text:s text:c="2"/>[1,615] =</text:p>
      <text:p text:style-name="Standard"/>
      <text:p text:style-name="Standard"><text:s text:c="5"/>3 <text:s text:c="2"/>2</text:p>
      <text:p text:style-name="Standard"/>
      <text:p text:style-name="Standard"><text:s text:c="2"/>[1,616] = <text:s/>1</text:p>
      <text:p text:style-name="Standard"><text:s text:c="2"/>[1,617] = <text:s/>2</text:p>
      <text:p text:style-name="Standard"><text:s text:c="2"/>[1,618] = <text:s/>3</text:p>
      <text:p text:style-name="Standard"><text:s text:c="2"/>[1,619] = <text:s/>1</text:p>
      <text:p text:style-name="Standard"><text:s text:c="2"/>[1,620] = <text:s/>2</text:p>
      <text:p text:style-name="Standard"><text:s text:c="2"/>[1,621] = <text:s/>3</text:p>
      <text:p text:style-name="Standard"><text:s text:c="2"/>[1,622] = <text:s/>1</text:p>
      <text:p text:style-name="Standard"><text:s text:c="2"/>[1,623] = <text:s/>2</text:p>
      <text:p text:style-name="Standard"><text:s text:c="2"/>[1,624] = <text:s/>3</text:p>
      <text:p text:style-name="Standard"><text:s text:c="2"/>[1,625] = <text:s/>1</text:p>
      <text:p text:style-name="Standard"><text:s text:c="2"/>[1,626] = <text:s/>2</text:p>
      <text:p text:style-name="Standard"><text:s text:c="2"/>[1,627] = <text:s/>3</text:p>
      <text:p text:style-name="Standard"><text:s text:c="2"/>[1,628] = <text:s/>1</text:p>
      <text:p text:style-name="Standard"><text:s text:c="2"/>[1,629] = <text:s/>2</text:p>
      <text:p text:style-name="Standard"><text:s text:c="2"/>[1,630] = <text:s/>3</text:p>
      <text:p text:style-name="Standard"><text:s text:c="2"/>[1,631] = <text:s/>1</text:p>
      <text:p text:style-name="Standard"><text:s text:c="2"/>[1,632] = <text:s/>2</text:p>
      <text:p text:style-name="Standard"><text:s text:c="2"/>[1,633] = <text:s/>3</text:p>
      <text:p text:style-name="Standard"><text:s text:c="2"/>[1,634] = <text:s/>1</text:p>
      <text:p text:style-name="Standard"><text:s text:c="2"/>[1,635] = <text:s/>2</text:p>
      <text:p text:style-name="Standard"><text:s text:c="2"/>[1,636] = <text:s/>3</text:p>
      <text:p text:style-name="Standard"><text:s text:c="2"/>[1,637] = <text:s/>1</text:p>
      <text:p text:style-name="Standard"><text:s text:c="2"/>[1,638] = <text:s/>2</text:p>
      <text:p text:style-name="Standard"><text:s text:c="2"/>[1,639] = <text:s/>3</text:p>
      <text:p text:style-name="Standard"><text:s text:c="2"/>[1,640] = <text:s/>1</text:p>
      <text:p text:style-name="Standard"><text:s text:c="2"/>[1,641] = <text:s/>2</text:p>
      <text:p text:style-name="Standard"><text:s text:c="2"/>[1,642] = <text:s/>3</text:p>
      <text:p text:style-name="Standard"><text:s text:c="2"/>[1,643] = <text:s/>1</text:p>
      <text:p text:style-name="Standard"><text:s text:c="2"/>[1,644] = <text:s/>2</text:p>
      <text:p text:style-name="Standard"><text:s text:c="2"/>[1,645] = <text:s/>3</text:p>
      <text:p text:style-name="Standard"><text:s text:c="2"/>[1,646] = <text:s/>1</text:p>
      <text:p text:style-name="Standard"><text:s text:c="2"/>[1,647] = <text:s/>2</text:p>
      <text:p text:style-name="Standard"><text:s text:c="2"/>[1,648] = <text:s/>3</text:p>
      <text:p text:style-name="Standard"><text:s text:c="2"/>[1,649] = <text:s/>1</text:p>
      <text:p text:style-name="Standard"><text:s text:c="2"/>[1,650] = <text:s/>2</text:p>
      <text:p text:style-name="Standard"><text:s text:c="2"/>[1,651] = <text:s/>3</text:p>
      <text:p text:style-name="Standard"><text:s text:c="2"/>[1,652] = <text:s/>1</text:p>
      <text:p text:style-name="Standard"><text:s text:c="2"/>[1,653] = <text:s/>2</text:p>
      <text:p text:style-name="Standard"><text:soft-page-break/><text:s text:c="2"/>[1,654] = <text:s/>3</text:p>
      <text:p text:style-name="Standard"><text:s text:c="2"/>[1,655] = <text:s/>1</text:p>
      <text:p text:style-name="Standard"><text:s text:c="2"/>[1,656] = <text:s/>2</text:p>
      <text:p text:style-name="Standard"><text:s text:c="2"/>[1,657] = <text:s/>2</text:p>
      <text:p text:style-name="Standard"><text:s text:c="2"/>[1,658] = <text:s/>1</text:p>
      <text:p text:style-name="Standard"><text:s text:c="2"/>[1,659] = <text:s/>2</text:p>
      <text:p text:style-name="Standard"><text:s text:c="2"/>[1,660] = <text:s/>2</text:p>
      <text:p text:style-name="Standard"><text:s text:c="2"/>[1,661] = <text:s/>1</text:p>
      <text:p text:style-name="Standard"><text:s text:c="2"/>[1,662] = <text:s/>2</text:p>
      <text:p text:style-name="Standard"><text:s text:c="2"/>[1,663] = <text:s/>3</text:p>
      <text:p text:style-name="Standard"><text:s text:c="2"/>[1,664] = <text:s/>1</text:p>
      <text:p text:style-name="Standard"><text:s text:c="2"/>[1,665] = <text:s/>2</text:p>
      <text:p text:style-name="Standard"><text:s text:c="2"/>[1,666] = <text:s/>2</text:p>
      <text:p text:style-name="Standard"><text:s text:c="2"/>[1,667] = <text:s/>1</text:p>
      <text:p text:style-name="Standard"><text:s text:c="2"/>[1,668] = <text:s/>2</text:p>
      <text:p text:style-name="Standard"><text:s text:c="2"/>[1,669] = <text:s/>3</text:p>
      <text:p text:style-name="Standard"><text:s text:c="2"/>[1,670] = <text:s/>1</text:p>
      <text:p text:style-name="Standard"><text:s text:c="2"/>[1,671] = <text:s/>2</text:p>
      <text:p text:style-name="Standard"><text:s text:c="2"/>[1,672] = <text:s/>3</text:p>
      <text:p text:style-name="Standard"><text:s text:c="2"/>[1,673] = <text:s/>1</text:p>
      <text:p text:style-name="Standard"><text:s text:c="2"/>[1,674] = <text:s/>2</text:p>
      <text:p text:style-name="Standard"><text:s text:c="2"/>[1,675] = <text:s/>3</text:p>
      <text:p text:style-name="Standard"><text:s text:c="2"/>[1,676] = <text:s/>1</text:p>
      <text:p text:style-name="Standard"><text:s text:c="2"/>[1,677] = <text:s/>2</text:p>
      <text:p text:style-name="Standard"><text:s text:c="2"/>[1,678] = <text:s/>2</text:p>
      <text:p text:style-name="Standard"><text:s text:c="2"/>[1,679] = <text:s/>1</text:p>
      <text:p text:style-name="Standard"><text:s text:c="2"/>[1,680] = <text:s/>2</text:p>
      <text:p text:style-name="Standard"><text:s text:c="2"/>[1,681] = <text:s/>2</text:p>
      <text:p text:style-name="Standard"><text:s text:c="2"/>[1,682] = <text:s/>1</text:p>
      <text:p text:style-name="Standard"><text:s text:c="2"/>[1,683] = <text:s/>2</text:p>
      <text:p text:style-name="Standard"><text:s text:c="2"/>[1,684] = <text:s/>3</text:p>
      <text:p text:style-name="Standard"><text:s text:c="2"/>[1,685] = <text:s/>1</text:p>
      <text:p text:style-name="Standard"><text:s text:c="2"/>[1,686] = <text:s/>2</text:p>
      <text:p text:style-name="Standard"><text:s text:c="2"/>[1,687] = <text:s/>3</text:p>
      <text:p text:style-name="Standard"><text:s text:c="2"/>[1,688] = <text:s/>1</text:p>
      <text:p text:style-name="Standard"><text:s text:c="2"/>[1,689] = <text:s/>2</text:p>
      <text:p text:style-name="Standard"><text:s text:c="2"/>[1,690] = <text:s/>2</text:p>
      <text:p text:style-name="Standard"><text:s text:c="2"/>[1,691] = <text:s/>1</text:p>
      <text:p text:style-name="Standard"><text:s text:c="2"/>[1,692] = <text:s/>2</text:p>
      <text:p text:style-name="Standard"><text:s text:c="2"/>[1,693] = <text:s/>2</text:p>
      <text:p text:style-name="Standard"><text:s text:c="2"/>[1,694] = <text:s/>1</text:p>
      <text:p text:style-name="Standard"><text:s text:c="2"/>[1,695] = <text:s/>2</text:p>
      <text:p text:style-name="Standard"><text:s text:c="2"/>[1,696] = <text:s/>3</text:p>
      <text:p text:style-name="Standard"><text:s text:c="2"/>[1,697] = <text:s/>1</text:p>
      <text:p text:style-name="Standard"><text:s text:c="2"/>[1,698] = <text:s/>2</text:p>
      <text:p text:style-name="Standard"><text:s text:c="2"/>[1,699] = <text:s/>3</text:p>
      <text:p text:style-name="Standard"><text:s text:c="2"/>[1,700] = <text:s/>1</text:p>
      <text:p text:style-name="Standard"><text:s text:c="2"/>[1,701] = <text:s/>2</text:p>
      <text:p text:style-name="Standard"><text:s text:c="2"/>[1,702] = <text:s/>2</text:p>
      <text:p text:style-name="Standard"><text:s text:c="2"/>[1,703] = <text:s/>1</text:p>
      <text:p text:style-name="Standard"><text:s text:c="2"/>[1,704] = <text:s/>2</text:p>
      <text:p text:style-name="Standard"><text:s text:c="2"/>[1,705] = <text:s/>3</text:p>
      <text:p text:style-name="Standard"><text:soft-page-break/><text:s text:c="2"/>[1,706] = <text:s/>1</text:p>
      <text:p text:style-name="Standard"><text:s text:c="2"/>[1,707] = <text:s/>2</text:p>
      <text:p text:style-name="Standard"><text:s text:c="2"/>[1,708] = <text:s/>3</text:p>
      <text:p text:style-name="Standard"><text:s text:c="2"/>[1,709] = <text:s/>1</text:p>
      <text:p text:style-name="Standard"><text:s text:c="2"/>[1,710] = <text:s/>2</text:p>
      <text:p text:style-name="Standard"><text:s text:c="2"/>[1,711] = <text:s/>3</text:p>
      <text:p text:style-name="Standard"><text:s text:c="2"/>[1,712] = <text:s/>1</text:p>
      <text:p text:style-name="Standard"><text:s text:c="2"/>[1,713] = <text:s/>2</text:p>
      <text:p text:style-name="Standard"><text:s text:c="2"/>[1,714] = <text:s/>2</text:p>
      <text:p text:style-name="Standard"><text:s text:c="2"/>[1,715] = <text:s/>1</text:p>
      <text:p text:style-name="Standard"><text:s text:c="2"/>[1,716] = <text:s/>2</text:p>
      <text:p text:style-name="Standard"><text:s text:c="2"/>[1,717] = <text:s/>3</text:p>
      <text:p text:style-name="Standard"><text:s text:c="2"/>[1,718] = <text:s/>1</text:p>
      <text:p text:style-name="Standard"><text:s text:c="2"/>[1,719] = <text:s/>2</text:p>
      <text:p text:style-name="Standard"><text:s text:c="2"/>[1,720] = <text:s/>2</text:p>
      <text:p text:style-name="Standard"><text:s text:c="2"/>[1,721] = <text:s/>1</text:p>
      <text:p text:style-name="Standard"><text:s text:c="2"/>[1,722] = <text:s/>2</text:p>
      <text:p text:style-name="Standard"><text:s text:c="2"/>[1,723] = <text:s/>2</text:p>
      <text:p text:style-name="Standard"><text:s text:c="2"/>[1,724] = <text:s/>1</text:p>
      <text:p text:style-name="Standard"><text:s text:c="2"/>[1,725] = <text:s/>2</text:p>
      <text:p text:style-name="Standard"><text:s text:c="2"/>[1,726] = <text:s/>3</text:p>
      <text:p text:style-name="Standard"><text:s text:c="2"/>[1,727] = <text:s/>1</text:p>
      <text:p text:style-name="Standard"><text:s text:c="2"/>[1,728] = <text:s/>2</text:p>
      <text:p text:style-name="Standard"><text:s text:c="2"/>[1,729] = <text:s/>3</text:p>
      <text:p text:style-name="Standard"><text:s text:c="2"/>[1,730] = <text:s/>1</text:p>
      <text:p text:style-name="Standard"><text:s text:c="2"/>[1,731] = <text:s/>2</text:p>
      <text:p text:style-name="Standard"><text:s text:c="2"/>[1,732] = <text:s/>3</text:p>
      <text:p text:style-name="Standard"><text:s text:c="2"/>[1,733] = <text:s/>1</text:p>
      <text:p text:style-name="Standard"><text:s text:c="2"/>[1,734] = <text:s/>2</text:p>
      <text:p text:style-name="Standard"><text:s text:c="2"/>[1,735] = <text:s/>3</text:p>
      <text:p text:style-name="Standard"><text:s text:c="2"/>[1,736] = <text:s/>1</text:p>
      <text:p text:style-name="Standard"><text:s text:c="2"/>[1,737] = <text:s/>2</text:p>
      <text:p text:style-name="Standard"><text:s text:c="2"/>[1,738] = <text:s/>3</text:p>
      <text:p text:style-name="Standard"><text:s text:c="2"/>[1,739] = <text:s/>1</text:p>
      <text:p text:style-name="Standard"><text:s text:c="2"/>[1,740] = <text:s/>2</text:p>
      <text:p text:style-name="Standard"><text:s text:c="2"/>[1,741] = <text:s/>3</text:p>
      <text:p text:style-name="Standard"><text:s text:c="2"/>[1,742] = <text:s/>1</text:p>
      <text:p text:style-name="Standard"><text:s text:c="2"/>[1,743] = <text:s/>2</text:p>
      <text:p text:style-name="Standard"><text:s text:c="2"/>[1,744] = <text:s/>3</text:p>
      <text:p text:style-name="Standard"><text:s text:c="2"/>[1,745] = <text:s/>1</text:p>
      <text:p text:style-name="Standard"><text:s text:c="2"/>[1,746] = <text:s/>2</text:p>
      <text:p text:style-name="Standard"><text:s text:c="2"/>[1,747] = <text:s/>2</text:p>
      <text:p text:style-name="Standard"><text:s text:c="2"/>[1,748] = <text:s/>1</text:p>
      <text:p text:style-name="Standard"><text:s text:c="2"/>[1,749] = <text:s/>2</text:p>
      <text:p text:style-name="Standard"><text:s text:c="2"/>[1,750] = <text:s/>3</text:p>
      <text:p text:style-name="Standard">}</text:p>
      <text:p text:style-name="Standard"/>
      <text:p text:style-name="Standard"/>
      <text:p text:style-name="Standard"># Created by Octave 4.2.2, Mon Mar 23 12:08:27 2020 -03 &lt;root@patricia-P5K-SE&gt;</text:p>
      <text:p text:style-name="Standard"># name: SUBJECT</text:p>
      <text:p text:style-name="Standard"># type: sq_string</text:p>
      <text:p text:style-name="Standard"># elements: 1</text:p>
      <text:p text:style-name="Standard"><text:soft-page-break/># length: 3</text:p>
      <text:p text:style-name="Standard">001</text:p>
      <text:p text:style-name="Standard"/>
      <text:p text:style-name="Standard"/>
      <text:p text:style-name="Standard"># name: age</text:p>
      <text:p text:style-name="Standard"># type: sq_string</text:p>
      <text:p text:style-name="Standard"># elements: 1</text:p>
      <text:p text:style-name="Standard"># length: 2</text:p>
      <text:p text:style-name="Standard">35</text:p>
      <text:p text:style-name="Standard"/>
      <text:p text:style-name="Standard"/>
      <text:p text:style-name="Standard"># name: vet</text:p>
      <text:p text:style-name="Standard"># type: matrix</text:p>
      <text:p text:style-name="Standard"># rows: 1</text:p>
      <text:p text:style-name="Standard"># columns: 6</text:p>
      <text:p text:style-name="Standard"><text:s/>1 1 2 2 3 3</text:p>
      <text:p text:style-name="Standard"/>
      <text:p text:style-name="Standard"/>
      <text:p text:style-name="Standard"># name: rvet</text:p>
      <text:p text:style-name="Standard"># type: matrix</text:p>
      <text:p text:style-name="Standard"># rows: 1</text:p>
      <text:p text:style-name="Standard"># columns: 6</text:p>
      <text:p text:style-name="Standard"><text:s/>4 1 5 3 6 2</text:p>
      <text:p text:style-name="Standard"/>
      <text:p text:style-name="Standard"/>
      <text:p text:style-name="Standard"># name: response</text:p>
      <text:p text:style-name="Standard"># type: cell</text:p>
      <text:p text:style-name="Standard"># rows: 1</text:p>
      <text:p text:style-name="Standard"># columns: 6</text:p>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text:soft-page-break/></text:p>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text:p text:style-name="Standard"/>
      <text:p text:style-name="Standard"># name: rt1</text:p>
      <text:p text:style-name="Standard"># type: matrix</text:p>
      <text:p text:style-name="Standard"># rows: 1</text:p>
      <text:p text:style-name="Standard"># columns: 6</text:p>
      <text:p text:style-name="Standard"><text:s/>0.6640899181365967 0.4021999835968018 0.2915539741516113 0.4081230163574219 0.4452810287475586 0.3760988712310791</text:p>
      <text:p text:style-name="Standard"/>
      <text:p text:style-name="Standard"/>
      <text:p text:style-name="Standard"># name: antecipatedresponse</text:p>
      <text:p text:style-name="Standard"># type: matrix</text:p>
      <text:p text:style-name="Standard"># rows: 0</text:p>
      <text:p text:style-name="Standard"># columns: 0</text:p>
      <text:p text:style-name="Standard"/>
      <text:p text:style-name="Standard"/>
      <text:p text:style-name="Standard"># name: avg</text:p>
      <text:p text:style-name="Standard"># type: scalar</text:p>
      <text:p text:style-name="Standard">0.4312244653701782</text:p>
      <text:p text:style-name="Standard"/>
      <text:p text:style-name="Standard"/>
      <text:p text:style-name="Standard"># name: seq</text:p>
      <text:p text:style-name="Standard"># type: matrix</text:p>
      <text:p text:style-name="Standard"># rows: 1</text:p>
      <text:p text:style-name="Standard"># columns: 750</text:p>
      <text:p text:style-name="Standard"><text:s/>1 2 2 1 2 3 1 2 3 1 2 3 1 2 3 1 2 2 1 2 2 1 2 3 1 2 3 1 2 3 1 2 2 1 2 2 1 2 3 1 2 3 1 2 3 1 2 3 1 2 2 1 2 3 1 2 3 1 2 2 1 2 2 1 2 3 1 2 3 1 2 3 1 2 3 1 2 3 1 2 2 1 2 3 1 2 3 1 2 2 1 2 3 1 2 3 1 2 3 1 2 3 1 2 2 1 2 3 1 2 3 1 2 3 1 2 3 1 2 2 1 2 3 1 2 3 1 2 3 1 2 3 1 2 3 1 2 2 1 2 2 1 2 2 1 2 3 1 2 2 1 2 3 1 2 3 1 2 3 1 2 3 1 2 3 1 2 3 1 2 3 1 2 3 1 2 3 1 2 3 1 2 3 1 2 3 1 2 3 1 2 3 1 2 3 1 2 3 1 2 3 1 2 2 1 2 2 1 2 3 1 2 3 1 2 3 1 2 3 1 2 3 1 2 3 1 2 3 1 2 3 1 2 2 1 2 3 1 2 3 1 2 3 1 2 3 1 2 3 1 2 2 1 2 3 1 2 3 1 2 3 1 2 3 1 2 3 1 2 3 1 2 3 1 2 2 1 2 2 1 2 3 1 2 2 1 2 3 1 2 3 1 2 3 1 2 3 1 2 3 1 2 2 1 2 2 1 2 3 1 2 3 1 2 3 1 2 3 1 2 3 1 2 3 1 2 3 1 2 3 1 2 3 1 2 2 1 2 2 1 2 3 1 2 3 1 2 2 1 2 3 1 2 3 1 2 3 1 2 3 1 2 3 1 2 3 1 2 2 1 2 3 1 2 3 1 2 2 1 2 2 1 2 2 1 2 3 1 2 3 1 2 3 1 2 3 1 2 3 1 2 3 1 2 3 1 2 3 1 2 2 1 2 2 1 2 3 1 2 3 1 2 3 1 2 3 1 2 3 1 2 3 1 2 3 1 2 2 1 2 3 1 2 2 1 2 3 1 2 3 1 2 2 1 2 3 1 2 3 1 2 3 1 2 3 1 2 3 1 2 3 1 2 3 1 2 3 1 2 2 1 2 2 1 2 3 1 2 2 1 2 3 1 2 2 1 2 3 1 2 3 1 2 3 1 2 2 1 2 2 1 2 3 1 2 3 1 2 3 1 2 3 1 2 3 1 2 3 1 2 2 1 2 3 1 2 2 1 2 3 1 2 3 1 2 3 1 2 3 1 2 2 1 2 2 1 2 2 1 2 3 1 2 3 1 2 3 1 2 3 1 2 3 1 2 3 1 2 3 1 2 3 1 2 3 1 2 2 1 2 3 1 2 2 1 2 3 1 2 3 1 2 3 1 2 2 1 2 3 1 2 2 1 2 2 1 2 3 1 2 3 1 2 3 1 2 3 1 2 3 1 2 3 1 2 3 1 2 3 1 2 3 1 2 3 1 2 3 1 2 3 1 2 3 1 2 2 1 2 2 1 2 3 1 2 2 1 2 3 1 2 3 1 2 3 1 2 2 1 2 2 1 2 3 1 2 3 1 2 <text:soft-page-break/>2 1 2 2 1 2 3 1 2 3 1 2 2 1 2 3 1 2 3 1 2 3 1 2 2 1 2 3 1 2 2 1 2 2 1 2 3 1 2 3 1 2 3 1 2 3 1 2 3 1 2 3 1 2 3 1 2 2 1 2 3</text:p>
      <text:p text:style-name="Standard"/>
      <text:p text:style-name="Standard"/>
      <text:p text:style-name="Standard"># name: responseTeste</text:p>
      <text:p text:style-name="Standard"># type: cell</text:p>
      <text:p text:style-name="Standard"># rows: 1</text:p>
      <text:p text:style-name="Standard"># columns: 750</text:p>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text:soft-page-break/>#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text:soft-page-break/>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text:soft-page-break/>#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text:soft-page-break/>#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text:soft-page-break/>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text:soft-page-break/></text:p>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text:soft-page-break/>#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text:soft-page-break/>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text:soft-page-break/>#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text:soft-page-break/>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text:soft-page-break/>#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text:soft-page-break/>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3 2</text:p>
      <text:p text:style-name="Standard"/>
      <text:p text:style-name="Standard"><text:soft-page-break/></text:p>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text:soft-page-break/>#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text:soft-page-break/>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text:soft-page-break/>#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1 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text:soft-page-break/>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text:soft-page-break/>#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text:soft-page-break/>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text:soft-page-break/></text:p>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3 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3 1</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text:soft-page-break/>#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text:soft-page-break/>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text:soft-page-break/>#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text:soft-page-break/>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3 1</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text:soft-page-break/>#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text:soft-page-break/>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text:soft-page-break/>#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text:soft-page-break/>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text:soft-page-break/>#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1 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matrix</text:p>
      <text:p text:style-name="Standard"># rows: 1</text:p>
      <text:p text:style-name="Standard"># columns: 2</text:p>
      <text:p text:style-name="Standard"><text:s/>3 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text:soft-page-break/>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text:soft-page-break/>#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text:soft-page-break/>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text:soft-page-break/>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text:soft-page-break/>#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text:soft-page-break/></text:p>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text:soft-page-break/>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text:soft-page-break/>#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text:soft-page-break/></text:p>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1</text:p>
      <text:p text:style-name="Standard"/>
      <text:p text:style-name="Standard"/>
      <text:p text:style-name="Standard"/>
      <text:p text:style-name="Standard"># name: &lt;cell-element&gt;</text:p>
      <text:p text:style-name="Standard"># type: scalar</text:p>
      <text:p text:style-name="Standard">2</text:p>
      <text:p text:style-name="Standard"/>
      <text:p text:style-name="Standard"/>
      <text:p text:style-name="Standard"/>
      <text:p text:style-name="Standard"># name: &lt;cell-element&gt;</text:p>
      <text:p text:style-name="Standard"># type: scalar</text:p>
      <text:p text:style-name="Standard">3</text:p>
      <text:p text:style-name="Standard"/>
      <text:p text:style-name="Standard"/>
      <text:p text:style-name="Standard"/>
      <text:p text:style-name="Standard"/>
      <text:p text:style-name="Standard"/>
      <text:p text:style-name="Standard"><text:soft-page-break/># name: rt2</text:p>
      <text:p text:style-name="Standard"># type: matrix</text:p>
      <text:p text:style-name="Standard"># rows: 1</text:p>
      <text:p text:style-name="Standard"># columns: 750</text:p>
      <text:p text:style-name="Standard"><text:s/>0.3853771686553955 0.1605918407440186 0.3330328464508057 0.3295040130615234 0.2559809684753418 0.3622560501098633 0.2662179470062256 0.07039594650268555 0.1612279415130615 0.1543200016021729 0.0928809642791748 0.2452270984649658 0.21030592918396 0.07563400268554688 0.1430411338806152 0.2213571071624756 0.1034269332885742 0.3556509017944336 0.3632068634033203 0.3173489570617676 0.2939209938049316 0.216418981552124 0.1259810924530029 0.2542109489440918 0.1984059810638428 0.4965171813964844 0.2549998760223389 0.3059418201446533 0.3236479759216309 0.2125871181488037 0.2155718803405762 0.103604793548584 0.2515640258789062 0.2666878700256348 0.3333339691162109 0.1604700088500977 0.2488369941711426 0.1538000106811523 0.3066380023956299 0.5287389755249023 0.2049140930175781 0.344822883605957 0.2933459281921387 0.1331789493560791 0.1833570003509521 0.200937032699585 0.1150319576263428 0.1714751720428467 0.1093480587005615 0.06997489929199219 0.3503899574279785 0.4799990653991699 0.334075927734375 0.3447611331939697 0.2125380039215088 0.1035721302032471 0.1885981559753418 0.1591329574584961 0.07590103149414062 0.1157588958740234 0.334014892578125 0.1373758316040039 0.1161179542541504 0.3899798393249512 0.1719579696655273 0.1937241554260254 0.2015559673309326 0.1563329696655273 0.1951320171356201 0.3557679653167725 0.1828708648681641 0.194354772567749 0.289557933807373 0.1821961402893066 0.249222993850708 0.2595729827880859 0.1162099838256836 0.1038248538970947 0.1602199077606201 0.1220080852508545 0.2548019886016846 0.254417896270752 0.4447331428527832 0.1595590114593506 0.254486083984375 0.08175086975097656 0.1143279075622559 0.143740177154541 0.153810977935791 0.2376761436462402 0.2061550617218018 0.1088850498199463 0.4464170932769775 0.6088628768920898 0.2763791084289551 0.1373510360717773 0.1328129768371582 0.0362999439239502 0.07583904266357422 0.1254029273986816 0.1144909858703613 0.1088497638702393 0.21527099609375 0.05348801612854004 0.2048449516296387 0.3614428043365479 0.1993710994720459 0.3954761028289795 0.211230993270874 0.06542301177978516 0.01417994499206543 0.2175371646881104 0.03083395957946777 20.92429208755493 2.299855947494507 0.2947139739990234 0.2321460247039795 0.450829029083252 0.07569003105163574 0.2515139579772949 0.2567830085754395 0.1089389324188232 0.3503389358520508 0.2091488838195801 0.05300712585449219 0.09241199493408203 0.1600840091705322 0.01533699035644531 0.09349393844604492 0.1712579727172852 0.09287285804748535 0.2111690044403076 0.2108120918273926 0.01405215263366699 0.1261579990386963 0.847553014755249 0.2037839889526367 0.3805570602416992 0.1773889064788818 0.2269840240478516 0.6391699314117432 0.1708848476409912 0.1089828014373779 0.1839048862457275 0.3004939556121826 0.04303693771362305 0.21042799949646 0.3718609809875488 0.1214840412139893 0.1214377880096436 0.6792240142822266 0.148935079574585 0.2992959022521973 0.1540279388427734 0.03699088096618652 0.06477499008178711 0.2882978916168213 2.173953056335449 0.407634973526001 0.3465709686279297 0.1149461269378662 0.1591660976409912 0.1653618812561035 2.160414934158325 0.518406867980957 0.3849189281463623 0.09824895858764648 0.2261590957641602 0.182744026184082 0.1089890003204346 0.1655168533325195 0.2183499336242676 0.0474550724029541 0.1369919776916504 0.1373941898345947 2.204125881195068 0.4846999645233154 0.3534500598907471 0.02666807174682617 0.23826003074646 0.143002986907959 0.07541704177856445 0.1103420257568359 0.1320440769195557 1.619105815887451 0.29392409324646 1.182255029678345 0.5458219051361084 0.2551848888397217 0.3778698444366455 0.1203629970550537 0.1819300651550293 <text:soft-page-break/>0.1769230365753174 0.03789496421813965 0.06059503555297852 0.1544950008392334 0.05398797988891602 0.097991943359375 0.1485559940338135 1.800214052200317 0.2488529682159424 0.2042820453643799 0.0476839542388916 0.7715880870819092 0.4448809623718262 0.1380388736724854 0.3053100109100342 0.1596989631652832 0.0308530330657959 0.2506129741668701 0.1430130004882812 0.1264488697052002 0.1593430042266846 0.226658821105957 0.09787893295288086 0.1264240741729736 0.2213850021362305 0.1102030277252197 0.06692194938659668 0.1261930465698242 1.781495094299316 0.2847480773925781 0.1943111419677734 0.07547593116760254 0.1817200183868408 0.1214611530303955 0.1053411960601807 0.08661508560180664 0.1378669738769531 0.06431317329406738 0.1543810367584229 0.1278088092803955 1.3973388671875 0.7482800483703613 0.5684518814086914 0.1652588844299316 0.277763843536377 0.1260509490966797 0.08116698265075684 0.200545072555542 0.1821999549865723 0.2546379566192627 0.1596870422363281 0.182142972946167 0.126147985458374 0.1423988342285156 0.1827921867370605 0.04123902320861816 0.08321714401245117 0.0985710620880127 0.03070187568664551 0.3132209777832031 0.4681439399719238 0.2042078971862793 0.4357059001922607 0.2212259769439697 0.05918002128601074 0.08310604095458984 0.1218860149383545 0.08775186538696289 0.1819930076599121 0.1376638412475586 0.1099090576171875 0.01557803153991699 0.06521487236022949 0.03709197044372559 1.894820213317871 0.3287379741668701 0.08120012283325195 0.09301114082336426 0.2170031070709229 0.02666497230529785 0.1983358860015869 0.1711940765380859 0.06607794761657715 0.9847311973571777 0.4572010040283203 0.1316421031951904 0.5231831073760986 0.2218658924102783 0.06980180740356445 0.2825589179992676 0.1816909313201904 0.1042089462280273 0.2436962127685547 0.2207419872283936 0.04759597778320312 0.159553050994873 0.1653690338134766 0.2030110359191895 0.2498729228973389 0.2165310382843018 0.2051880359649658 0.176414966583252 0.1543591022491455 0.1040430068969727 0.1101000308990479 0.1760687828063965 0.01398992538452148 0.06437397003173828 0.5965158939361572 0.0924839973449707 0.1880109310150146 0.2656838893890381 0.04200887680053711 0.0531160831451416 0.1036930084228516 0.08673000335693359 0.3070011138916016 0.7085859775543213 0.09283614158630371 0.09246492385864258 0.1320281028747559 0.0826108455657959 0.1595971584320068 0.1599149703979492 0.0923161506652832 0.07019805908203125 0.1425409317016602 0.03228902816772461 0.05881190299987793 0.09302401542663574 0.0583641529083252 2.102585077285767 0.4338729381561279 0.09262609481811523 0.193065881729126 0.1379711627960205 1.595538139343262 0.2267589569091797 0.2374739646911621 0.07559514045715332 0.1500091552734375 0.161268949508667 0.0641779899597168 0.1910648345947266 0.3609960079193115 0.1201488971710205 0.4059901237487793 0.2658629417419434 0.2116730213165283 0.4344220161437988 0.3497130870819092 0.08130598068237305 0.1220788955688477 0.1708409786224365 0.03899908065795898 0.3240680694580078 0.2331888675689697 1.371598958969116 0.5176219940185547 0.3286519050598145 0.1665689945220947 0.10390305519104 0.1377959251403809 0.06986713409423828 0.1055190563201904 0.1313080787658691 0.01378512382507324 0.05968189239501953 0.1096069812774658 0.03666305541992188 0.03651881217956543 0.1148130893707275 0.03081512451171875 0.02592897415161133 0.07609105110168457 1.278362989425659 0.3498280048370361 0.3333239555358887 0.2141609191894531 0.2039499282836914 0.1087069511413574 0.1212830543518066 0.1428210735321045 0.09233403205871582 0.07613992691040039 0.1954138278961182 0.1846089363098145 0.4409520626068115 0.2943670749664307 0.1764400005340576 0.1096351146697998 0.09409785270690918 0.2482979297637939 1.590468168258667 0.3043699264526367 0.3215310573577881 0.04760098457336426 0.05303192138671875 0.1098358631134033 0.1258449554443359 0.1485600471496582 0.1210858821868896 1.278970003128052 0.3901979923248291 0.2900459766387939 0.1543171405792236 0.2606379985809326 0.1373810768127441 <text:soft-page-break/>0.198275089263916 0.139948844909668 0.2772448062896729 0.06007790565490723 0.1269748210906982 0.1873238086700439 0.01413202285766602 0.05411791801452637 0.1256499290466309 0.0535881519317627 0.355133056640625 0.1319530010223389 0.05406498908996582 2.035547971725464 0.3554940223693848 0.148460865020752 0.2499380111694336 0.1201701164245605 0.07076382637023926 0.1498758792877197 0.1539559364318848 0.05986785888671875 0.1778090000152588 0.1648151874542236 0.09312605857849121 0.03133797645568848 0.1034421920776367 1.534241199493408 0.3911590576171875 0.2258601188659668 0.04210495948791504 0.1428360939025879 0.1659421920776367 0.121074914932251 0.1706140041351318 0.1384720802307129 0.03079104423522949 0.2547988891601562 0.8028090000152588 0.4755549430847168 0.3999600410461426 0.2425670623779297 0.01968622207641602 0.2234871387481689 0.1652071475982666 0.136538028717041 0.349686861038208 0.1370460987091064 0.1149780750274658 0.3829998970031738 24.4804060459137 1.233546018600464 0.4168920516967773 0.3918290138244629 0.5412609577178955 0.292125940322876 0.143153190612793 0.1146719455718994 0.1147398948669434 0.1089479923248291 0.04313302040100098 0.1261730194091797 0.1042890548706055 1.684806108474731 0.4783518314361572 0.1708519458770752 0.04784083366394043 0.1604580879211426 0.1557238101959229 0.01586198806762695 0.1485631465911865 0.1767411231994629 0.06985092163085938 0.131605863571167 0.1050939559936523 0.03766489028930664 0.03079390525817871 0.1259241104125977 0.1656119823455811 0.1934421062469482 0.1150181293487549 0.08111214637756348 0.004033088684082031 0.4501290321350098 0.1038317680358887 0.2995128631591797 0.1932370662689209 0.0272219181060791 0.198559045791626 0.1096019744873047 0.1037540435791016 0.2384569644927979 0.1424939632415771 0.07015800476074219 0.2253868579864502 0.2325940132141113 0.04894018173217773 0.3054149150848389 0.09894800186157227 0.02522587776184082 0.299252986907959 0.1484580039978027 0.03100013732910156 0.05371308326721191 0.1422791481018066 0.008996009826660156 0.2616469860076904 1.027805089950562 0.5876619815826416 0.09247207641601562 0.1317141056060791 0.09262919425964355 0.2436690330505371 0.1369168758392334 0.01013302803039551 0.2208540439605713 0.1481950283050537 0.04196906089782715 0.1765251159667969 0.1819078922271729</text:p>
      <text:p text:style-name="Standard"><text:s/>0.06989502906799316 0.1146910190582275 0.1437928676605225 0.06430196762084961 0.1649069786071777 0.226996898651123 0.0532841682434082 0.07013797760009766 0.2169389724731445 0.09811615943908691 0.2266387939453125 0.2105460166931152 0.1101861000061035 0.2170569896697998 0.1383898258209229 0.03647494316101074 0.1426410675048828 0.2591361999511719 0.04885697364807129 0.2267980575561523 0.09958600997924805 0.04843401908874512 0.2217860221862793 0.09901690483093262 1.556365966796875 0.5587179660797119 0.2664520740509033 0.06446003913879395 0.1424920558929443 0.1483738422393799 0.01398301124572754 0.1649990081787109 0.1938900947570801 0.1317858695983887 0.1148889064788818 0.4579360485076904 0.2993028163909912 0.4218659400939941 0.1942019462585449 0.1150748729705811 0.3013730049133301 0.1442289352416992 0.1430168151855469 0.1035869121551514 0.1147608757019043 0.01503491401672363 0.05971193313598633 0.09821105003356934 0.03669309616088867 0.0364539623260498 0.1540980339050293 0.09835290908813477 0.05857086181640625 0.1049568653106689 1.776719093322754 0.472559928894043 0.4165019989013672 0.07025980949401855 0.160369873046875 0.0985870361328125 0.0314640998840332 0.06478595733642578 0.1094660758972168 0.03690695762634277 0.02094793319702148 0.1768929958343506 0.05911993980407715 0.1483960151672363 0.1144380569458008 0.05909085273742676 0.3116958141326904 0.1874570846557617 0.04768180847167969 0.05354595184326172 0.1149370670318604 0.07588887214660645 0.01533389091491699 0.0710608959197998 0.1041200160980225 0.1374771595001221 0.7049918174743652 0.1323440074920654 0.09916114807128906 0.1772439479827881 0.0365440845489502 0.2333419322967529 0.1821558475494385 0.03732514381408691 <text:soft-page-break/>0.8497540950775146 0.2831521034240723 0.09855484962463379 0.2768168449401855 0.361177921295166 0.0986778736114502 1.100985050201416 0.351754903793335 0.4006900787353516 0.2678358554840088 0.1326718330383301 0.693774938583374 0.2396259307861328 0.1710960865020752 0.1676850318908691 0.1599650382995605 0.154015064239502 0.09778499603271484 0.1110360622406006 0.1547231674194336 0.05863595008850098 0.06028389930725098 0.1206588745117188 0.01957488059997559 0.05413985252380371 0.09812307357788086 1.599292039871216 0.2957780361175537 0.1946220397949219 0.08705782890319824 0.4003961086273193 0.1202898025512695 0.04186511039733887 0.04217195510864258 0.1112470626831055 0.02051305770874023 0.0592339038848877 0.1150469779968262 0.07029986381530762 0.009117841720581055 0.1608099937438965 1.464353084564209 0.2608599662780762 0.1652200222015381 0.1036341190338135 0.2167918682098389 0.154217004776001 0.05856800079345703 0.243912935256958 0.1203849315643311 0.199458122253418 0.03232097625732422 0.1317789554595947 1.861932992935181 0.2942001819610596 0.1399381160736084 1.289180040359497 0.5305399894714355 0.32275390625 0.1047329902648926 0.2834739685058594 0.08114004135131836 0.08170199394226074 0.131309986114502 0.1887450218200684 0.03629779815673828 0.01504802703857422 0.1211309432983398 1.300746917724609 0.2826950550079346 0.4387359619140625 0.1324379444122314 0.1142511367797852 0.4919440746307373 0.05341887474060059 0.2769241333007812 0.148306131362915 0.05326509475708008 0.1265959739685059 0.1085758209228516 0.07563591003417969 0.2335050106048584 0.4569969177246094 0.0272831916809082 0.1659109592437744 0.305872917175293 0.04738712310791016 0.3819408416748047 0.2941241264343262 0.1588490009307861 0.1374251842498779 0.1322779655456543 1.485647916793823 0.3949680328369141 0.3392298221588135 0.04209589958190918 0.2440271377563477 0.1647348403930664 0.01401996612548828 0.1268081665039062 0.1487340927124023 0.07025885581970215 0.04760408401489258 0.08663797378540039 1.234684944152832 0.3958280086517334 0.3562421798706055 0.1206128597259521 0.2213959693908691 0.1496920585632324 0.09780120849609375 0.1713650226593018 0.1316149234771729 0.09813380241394043 0.05338001251220703 0.2050008773803711 0.09870100021362305 0.2996721267700195 0.1646018028259277 0.08164691925048828 0.08711099624633789 0.1426560878753662 0.08214688301086426 0.1209239959716797 0.19333815574646 0.05370712280273438 0.1201050281524658 0.153764009475708 0.0422980785369873 0.04192519187927246 0.1653709411621094 1.463766813278198 0.2672281265258789 0.1601560115814209 0.12646484375 0.1455240249633789 0.1374750137329102 0.07574892044067383 0.1444230079650879 0.1153819561004639 0.08667588233947754 0.2489378452301025</text:p>
      <text:p text:style-name="Standard"/>
      <text:p text:style-name="Standard"/>
      <text:p text:style-name="Standard"># name: avgTeste</text:p>
      <text:p text:style-name="Standard"># type: scalar</text:p>
      <text:p text:style-name="Standard">0.3045999294916789</text:p>
      <text:p text:style-name="Standard"/>
      <text:p text:style-name="Standard"/>
      <text:p text:style-name="Standard"># name: antecipatedresponseT</text:p>
      <text:p text:style-name="Standard"># type: matrix</text:p>
      <text:p text:style-name="Standard"># rows: 0</text:p>
      <text:p text:style-name="Standard"># columns: 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2:17:55.965452043</meta:creation-date>
    <dc:date>2020-03-29T13:53:23.577754904</dc:date>
    <meta:editing-duration>PT5M50S</meta:editing-duration>
    <meta:editing-cycles>2</meta:editing-cycles>
    <meta:generator>LibreOffice/6.0.7.3$Linux_X86_64 LibreOffice_project/00m0$Build-3</meta:generator>
    <meta:document-statistic meta:table-count="0" meta:image-count="0" meta:object-count="0" meta:page-count="108" meta:paragraph-count="3101" meta:word-count="9280" meta:character-count="55291" meta:non-whitespace-character-count="46806"/>
  </office:meta>
</office:document-meta>
</file>